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4D99E29EE1FE7F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172cm" table:align="left"/>
    </style:style>
    <style:style style:name="Table2.A" style:family="table-column">
      <style:table-column-properties style:column-width="2.069cm"/>
    </style:style>
    <style:style style:name="Table2.B" style:family="table-column">
      <style:table-column-properties style:column-width="4.103cm"/>
    </style:style>
    <style:style style:name="Table2.A1" style:family="table-cell">
      <style:table-cell-properties style:vertical-align="middle" fo:background-color="#eeeeee" fo:padding="0.049cm" fo:border="0.05pt solid #dddddd">
        <style:background-image/>
      </style:table-cell-properties>
    </style:style>
    <style:style style:name="Table2.A2" style:family="table-cell">
      <style:table-cell-properties style:vertical-align="middle" fo:background-color="#ffffff" fo:padding="0.049cm" fo:border="0.05pt solid #dddddd">
        <style:background-image/>
      </style:table-cell-properties>
    </style:style>
    <style:style style:name="P1" style:family="paragraph" style:parent-style-name="Standard">
      <style:text-properties fo:font-weight="bold" officeooo:rsid="000f262c" officeooo:paragraph-rsid="000f262c" style:font-weight-asian="bold" style:font-weight-complex="bold"/>
    </style:style>
    <style:style style:name="P2" style:family="paragraph" style:parent-style-name="Standard">
      <style:text-properties fo:font-weight="bold" officeooo:rsid="00123898" officeooo:paragraph-rsid="00123898" style:font-weight-asian="bold" style:font-weight-complex="bold"/>
    </style:style>
    <style:style style:name="P3" style:family="paragraph" style:parent-style-name="Standard">
      <style:text-properties fo:font-weight="bold" officeooo:rsid="001617c2" officeooo:paragraph-rsid="001617c2" style:font-weight-asian="bold" style:font-weight-complex="bold"/>
    </style:style>
    <style:style style:name="P4" style:family="paragraph" style:parent-style-name="Standard">
      <style:text-properties fo:font-weight="bold" officeooo:rsid="001617c2" officeooo:paragraph-rsid="00174f4f" style:font-weight-asian="bold" style:font-weight-complex="bold"/>
    </style:style>
    <style:style style:name="P5" style:family="paragraph" style:parent-style-name="Standard">
      <style:text-properties fo:font-weight="bold" officeooo:rsid="001d5f3d" officeooo:paragraph-rsid="001d5f3d" style:font-weight-asian="bold" style:font-weight-complex="bold"/>
    </style:style>
    <style:style style:name="P6" style:family="paragraph" style:parent-style-name="Standard">
      <style:text-properties fo:font-weight="bold" officeooo:rsid="001e8bd5" officeooo:paragraph-rsid="001e8bd5" style:font-weight-asian="bold" style:font-weight-complex="bold"/>
    </style:style>
    <style:style style:name="P7" style:family="paragraph" style:parent-style-name="Standard">
      <style:text-properties fo:font-weight="bold" officeooo:rsid="00208966" officeooo:paragraph-rsid="00208966" style:font-weight-asian="bold" style:font-weight-complex="bold"/>
    </style:style>
    <style:style style:name="P8" style:family="paragraph" style:parent-style-name="Standard">
      <style:text-properties fo:font-weight="bold" officeooo:rsid="0023c192" officeooo:paragraph-rsid="0023c192" style:font-weight-asian="bold" style:font-weight-complex="bold"/>
    </style:style>
    <style:style style:name="P9" style:family="paragraph" style:parent-style-name="Standard">
      <style:text-properties fo:font-weight="bold" officeooo:rsid="0039d8ea" officeooo:paragraph-rsid="0039d8ea" style:font-weight-asian="bold" style:font-weight-complex="bold"/>
    </style:style>
    <style:style style:name="P10" style:family="paragraph" style:parent-style-name="Standard">
      <style:text-properties fo:font-weight="bold" officeooo:rsid="00426925" officeooo:paragraph-rsid="00426925" style:font-weight-asian="bold" style:font-weight-complex="bold"/>
    </style:style>
    <style:style style:name="P11" style:family="paragraph" style:parent-style-name="Standard">
      <style:text-properties fo:font-weight="bold" officeooo:rsid="0045bba7" officeooo:paragraph-rsid="00426925" style:font-weight-asian="bold" style:font-weight-complex="bold"/>
    </style:style>
    <style:style style:name="P12" style:family="paragraph" style:parent-style-name="Standard">
      <style:text-properties fo:font-weight="bold" officeooo:rsid="0045bba7" officeooo:paragraph-rsid="0045bba7" style:font-weight-asian="bold" style:font-weight-complex="bold"/>
    </style:style>
    <style:style style:name="P13" style:family="paragraph" style:parent-style-name="Standard">
      <style:text-properties fo:font-weight="bold" officeooo:rsid="00258673" officeooo:paragraph-rsid="002964db" style:font-weight-asian="bold" style:font-weight-complex="bold"/>
    </style:style>
    <style:style style:name="P14" style:family="paragraph" style:parent-style-name="Standard">
      <style:text-properties fo:font-weight="bold" officeooo:rsid="002964db" officeooo:paragraph-rsid="002964db" style:font-weight-asian="bold" style:font-weight-complex="bold"/>
    </style:style>
    <style:style style:name="P15" style:family="paragraph" style:parent-style-name="Standard">
      <style:text-properties fo:font-weight="bold" officeooo:rsid="0056ccb1" officeooo:paragraph-rsid="0056ccb1" style:font-weight-asian="bold" style:font-weight-complex="bold"/>
    </style:style>
    <style:style style:name="P16" style:family="paragraph" style:parent-style-name="Standard">
      <style:text-properties fo:font-weight="bold" officeooo:rsid="004edf74" officeooo:paragraph-rsid="004edf74" style:font-weight-asian="bold" style:font-weight-complex="bold"/>
    </style:style>
    <style:style style:name="P17" style:family="paragraph" style:parent-style-name="Standard">
      <style:text-properties fo:font-weight="bold" officeooo:rsid="005f98ac" officeooo:paragraph-rsid="005f98ac" style:font-weight-asian="bold" style:font-weight-complex="bold"/>
    </style:style>
    <style:style style:name="P18" style:family="paragraph" style:parent-style-name="Standard">
      <style:text-properties fo:font-weight="bold" officeooo:rsid="00622346" officeooo:paragraph-rsid="00622346" style:font-weight-asian="bold" style:font-weight-complex="bold"/>
    </style:style>
    <style:style style:name="P19" style:family="paragraph" style:parent-style-name="Standard">
      <style:text-properties fo:font-weight="bold" officeooo:rsid="0063a0dd" officeooo:paragraph-rsid="0063a0dd" style:font-weight-asian="bold" style:font-weight-complex="bold"/>
    </style:style>
    <style:style style:name="P20" style:family="paragraph" style:parent-style-name="Standard">
      <style:text-properties fo:font-weight="bold" officeooo:rsid="00669c77" officeooo:paragraph-rsid="00669c77" style:font-weight-asian="bold" style:font-weight-complex="bold"/>
    </style:style>
    <style:style style:name="P21" style:family="paragraph" style:parent-style-name="Standard">
      <style:text-properties fo:font-weight="bold" officeooo:rsid="00683f07" officeooo:paragraph-rsid="00683f07" style:font-weight-asian="bold" style:font-weight-complex="bold"/>
    </style:style>
    <style:style style:name="P22" style:family="paragraph" style:parent-style-name="Standard">
      <style:text-properties officeooo:rsid="001159af" officeooo:paragraph-rsid="001159af"/>
    </style:style>
    <style:style style:name="P23" style:family="paragraph" style:parent-style-name="Standard">
      <style:text-properties officeooo:rsid="00123898" officeooo:paragraph-rsid="00123898"/>
    </style:style>
    <style:style style:name="P24" style:family="paragraph" style:parent-style-name="Standard">
      <style:text-properties officeooo:rsid="0013b4d4" officeooo:paragraph-rsid="0013b4d4"/>
    </style:style>
    <style:style style:name="P25" style:family="paragraph" style:parent-style-name="Standard">
      <style:text-properties officeooo:rsid="001545bc" officeooo:paragraph-rsid="001545bc"/>
    </style:style>
    <style:style style:name="P26" style:family="paragraph" style:parent-style-name="Standard">
      <style:text-properties officeooo:rsid="001617c2" officeooo:paragraph-rsid="001617c2"/>
    </style:style>
    <style:style style:name="P27" style:family="paragraph" style:parent-style-name="Standard">
      <style:text-properties officeooo:rsid="001ac521" officeooo:paragraph-rsid="001ac521"/>
    </style:style>
    <style:style style:name="P28" style:family="paragraph" style:parent-style-name="Standard">
      <style:text-properties officeooo:rsid="001b98e4" officeooo:paragraph-rsid="001b98e4"/>
    </style:style>
    <style:style style:name="P29" style:family="paragraph" style:parent-style-name="Standard">
      <style:text-properties officeooo:rsid="001e8bd5" officeooo:paragraph-rsid="001e8bd5"/>
    </style:style>
    <style:style style:name="P30" style:family="paragraph" style:parent-style-name="Standard">
      <style:text-properties officeooo:rsid="0021f55b" officeooo:paragraph-rsid="0021f55b"/>
    </style:style>
    <style:style style:name="P31" style:family="paragraph" style:parent-style-name="Standard">
      <style:text-properties officeooo:rsid="00258673" officeooo:paragraph-rsid="00258673"/>
    </style:style>
    <style:style style:name="P32" style:family="paragraph" style:parent-style-name="Standard">
      <style:text-properties officeooo:rsid="00258673" officeooo:paragraph-rsid="002aef50"/>
    </style:style>
    <style:style style:name="P33" style:family="paragraph" style:parent-style-name="Standard">
      <style:text-properties officeooo:rsid="00264624" officeooo:paragraph-rsid="00264624"/>
    </style:style>
    <style:style style:name="P34" style:family="paragraph" style:parent-style-name="Standard">
      <style:text-properties fo:font-weight="normal" officeooo:rsid="001617c2" officeooo:paragraph-rsid="00174f4f" style:font-weight-asian="normal" style:font-weight-complex="normal"/>
    </style:style>
    <style:style style:name="P35" style:family="paragraph" style:parent-style-name="Standard">
      <style:text-properties fo:font-weight="normal" officeooo:rsid="00426925" officeooo:paragraph-rsid="00426925" style:font-weight-asian="normal" style:font-weight-complex="normal"/>
    </style:style>
    <style:style style:name="P36" style:family="paragraph" style:parent-style-name="Standard">
      <style:text-properties fo:font-weight="normal" officeooo:rsid="00442936" officeooo:paragraph-rsid="00442936" style:font-weight-asian="normal" style:font-weight-complex="normal"/>
    </style:style>
    <style:style style:name="P37" style:family="paragraph" style:parent-style-name="Standard">
      <style:text-properties fo:font-weight="normal" officeooo:rsid="0045bba7" officeooo:paragraph-rsid="0045bba7" style:font-weight-asian="normal" style:font-weight-complex="normal"/>
    </style:style>
    <style:style style:name="P38" style:family="paragraph" style:parent-style-name="Standard">
      <style:text-properties fo:font-weight="normal" officeooo:rsid="0063a0dd" officeooo:paragraph-rsid="0063a0dd" style:font-weight-asian="normal" style:font-weight-complex="normal"/>
    </style:style>
    <style:style style:name="P39" style:family="paragraph" style:parent-style-name="Standard">
      <style:text-properties officeooo:rsid="00279757" officeooo:paragraph-rsid="00279757"/>
    </style:style>
    <style:style style:name="P40" style:family="paragraph" style:parent-style-name="Standard">
      <style:text-properties officeooo:rsid="0023c192" officeooo:paragraph-rsid="002964db"/>
    </style:style>
    <style:style style:name="P41" style:family="paragraph" style:parent-style-name="Standard">
      <style:text-properties officeooo:rsid="002964db" officeooo:paragraph-rsid="002964db"/>
    </style:style>
    <style:style style:name="P42" style:family="paragraph" style:parent-style-name="Standard">
      <style:text-properties officeooo:paragraph-rsid="002964db"/>
    </style:style>
    <style:style style:name="P43" style:family="paragraph" style:parent-style-name="Standard">
      <style:text-properties officeooo:rsid="002df704" officeooo:paragraph-rsid="002df704"/>
    </style:style>
    <style:style style:name="P44" style:family="paragraph" style:parent-style-name="Standard">
      <style:text-properties officeooo:rsid="00314d9c" officeooo:paragraph-rsid="00314d9c"/>
    </style:style>
    <style:style style:name="P45" style:family="paragraph" style:parent-style-name="Standard">
      <style:text-properties officeooo:rsid="0031d0d6" officeooo:paragraph-rsid="0031d0d6"/>
    </style:style>
    <style:style style:name="P46" style:family="paragraph" style:parent-style-name="Standard">
      <style:text-properties officeooo:rsid="0032b369" officeooo:paragraph-rsid="0032b369"/>
    </style:style>
    <style:style style:name="P47" style:family="paragraph" style:parent-style-name="Standard">
      <style:text-properties officeooo:rsid="0032bf53" officeooo:paragraph-rsid="0032b369"/>
    </style:style>
    <style:style style:name="P48" style:family="paragraph" style:parent-style-name="Standard">
      <style:text-properties officeooo:rsid="0032bf53" officeooo:paragraph-rsid="0032bf53"/>
    </style:style>
    <style:style style:name="P49" style:family="paragraph" style:parent-style-name="Standard">
      <style:text-properties officeooo:rsid="00364891" officeooo:paragraph-rsid="00364891"/>
    </style:style>
    <style:style style:name="P50" style:family="paragraph" style:parent-style-name="Standard">
      <style:text-properties officeooo:rsid="00394cc6" officeooo:paragraph-rsid="00394cc6"/>
    </style:style>
    <style:style style:name="P51" style:family="paragraph" style:parent-style-name="Standard">
      <style:text-properties officeooo:rsid="0039d8ea" officeooo:paragraph-rsid="0039d8ea"/>
    </style:style>
    <style:style style:name="P52" style:family="paragraph" style:parent-style-name="Standard">
      <style:text-properties officeooo:rsid="003bca21" officeooo:paragraph-rsid="003bca21"/>
    </style:style>
    <style:style style:name="P53" style:family="paragraph" style:parent-style-name="Standard">
      <style:text-properties officeooo:paragraph-rsid="003bca21"/>
    </style:style>
    <style:style style:name="P54" style:family="paragraph" style:parent-style-name="Standard">
      <style:text-properties officeooo:rsid="003e45f5" officeooo:paragraph-rsid="003e45f5"/>
    </style:style>
    <style:style style:name="P55" style:family="paragraph" style:parent-style-name="Standard">
      <style:text-properties officeooo:rsid="003fc836" officeooo:paragraph-rsid="003fc836"/>
    </style:style>
    <style:style style:name="P56" style:family="paragraph" style:parent-style-name="Standard">
      <style:text-properties officeooo:rsid="00414155" officeooo:paragraph-rsid="00414155"/>
    </style:style>
    <style:style style:name="P57" style:family="paragraph" style:parent-style-name="Standard">
      <style:text-properties officeooo:rsid="00465578" officeooo:paragraph-rsid="00465578"/>
    </style:style>
    <style:style style:name="P58" style:family="paragraph" style:parent-style-name="Standard">
      <style:text-properties officeooo:paragraph-rsid="004aab54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4aab54" officeooo:paragraph-rsid="004aab54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officeooo:rsid="006b3ec6" officeooo:paragraph-rsid="006b3ec6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7b587b" officeooo:paragraph-rsid="007e9ac8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88d5a7" officeooo:paragraph-rsid="0088d5a7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943b21" officeooo:paragraph-rsid="00943b21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fb645" officeooo:paragraph-rsid="00bfb645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c96b96" officeooo:paragraph-rsid="00c96b96" style:font-size-asian="16pt" style:font-weight-asian="bold" style:font-size-complex="16pt" style:font-weight-complex="bold"/>
    </style:style>
    <style:style style:name="P66" style:family="paragraph" style:parent-style-name="Standard">
      <style:text-properties officeooo:rsid="0052c4d7" officeooo:paragraph-rsid="0052c4d7"/>
    </style:style>
    <style:style style:name="P67" style:family="paragraph" style:parent-style-name="Standard">
      <style:text-properties officeooo:paragraph-rsid="0052c4d7"/>
    </style:style>
    <style:style style:name="P68" style:family="paragraph" style:parent-style-name="Standard">
      <style:text-properties officeooo:rsid="0052cbef" officeooo:paragraph-rsid="0052cbef"/>
    </style:style>
    <style:style style:name="P69" style:family="paragraph" style:parent-style-name="Standard">
      <style:text-properties officeooo:rsid="00557a58" officeooo:paragraph-rsid="0052c4d7"/>
    </style:style>
    <style:style style:name="P70" style:family="paragraph" style:parent-style-name="Standard">
      <style:text-properties officeooo:rsid="0057d4ba" officeooo:paragraph-rsid="0057d4ba"/>
    </style:style>
    <style:style style:name="P71" style:family="paragraph" style:parent-style-name="Standard">
      <style:text-properties officeooo:rsid="0057d4ba" officeooo:paragraph-rsid="005b64aa"/>
    </style:style>
    <style:style style:name="P72" style:family="paragraph" style:parent-style-name="Standard">
      <style:text-properties officeooo:paragraph-rsid="005c4fb2"/>
    </style:style>
    <style:style style:name="P73" style:family="paragraph" style:parent-style-name="Standard">
      <style:text-properties officeooo:paragraph-rsid="005d230b"/>
    </style:style>
    <style:style style:name="P74" style:family="paragraph" style:parent-style-name="Standard">
      <style:text-properties officeooo:rsid="005d230b" officeooo:paragraph-rsid="005d230b"/>
    </style:style>
    <style:style style:name="P75" style:family="paragraph" style:parent-style-name="Standard">
      <style:text-properties officeooo:rsid="005e64e6" officeooo:paragraph-rsid="005e64e6"/>
    </style:style>
    <style:style style:name="P76" style:family="paragraph" style:parent-style-name="Standard">
      <style:text-properties officeooo:rsid="00622346" officeooo:paragraph-rsid="00622346"/>
    </style:style>
    <style:style style:name="P77" style:family="paragraph" style:parent-style-name="Standard">
      <style:text-properties officeooo:rsid="00622346" officeooo:paragraph-rsid="0063a0dd"/>
    </style:style>
    <style:style style:name="P78" style:family="paragraph" style:parent-style-name="Standard">
      <style:text-properties officeooo:paragraph-rsid="0063a0dd"/>
    </style:style>
    <style:style style:name="P79" style:family="paragraph" style:parent-style-name="Standard">
      <style:text-properties style:text-underline-style="none"/>
    </style:style>
    <style:style style:name="P80" style:family="paragraph" style:parent-style-name="Standard">
      <style:text-properties style:text-underline-style="none" officeooo:rsid="00587d44" officeooo:paragraph-rsid="0057d4ba"/>
    </style:style>
    <style:style style:name="P81" style:family="paragraph" style:parent-style-name="Standard">
      <style:text-properties style:text-underline-style="none" officeooo:rsid="006d7d73" officeooo:paragraph-rsid="006d7d73"/>
    </style:style>
    <style:style style:name="P82" style:family="paragraph" style:parent-style-name="Standard">
      <style:text-properties style:text-underline-style="none" officeooo:rsid="006d7d73" officeooo:paragraph-rsid="00843ab7"/>
    </style:style>
    <style:style style:name="P83" style:family="paragraph" style:parent-style-name="Standard">
      <style:text-properties style:text-underline-style="none" fo:font-weight="bold" officeooo:rsid="006d7d73" officeooo:paragraph-rsid="006d7d73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6ff775" officeooo:paragraph-rsid="006ff775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8a493a" officeooo:paragraph-rsid="008a493a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8b3db3" officeooo:paragraph-rsid="008b3db3" style:font-weight-asian="bold" style:font-weight-complex="bold"/>
    </style:style>
    <style:style style:name="P87" style:family="paragraph" style:parent-style-name="Standard">
      <style:text-properties style:text-underline-style="none" fo:font-weight="bold" officeooo:rsid="008dc1df" officeooo:paragraph-rsid="008dc1df" style:font-weight-asian="bold" style:font-weight-complex="bold"/>
    </style:style>
    <style:style style:name="P88" style:family="paragraph" style:parent-style-name="Standard">
      <style:text-properties style:text-underline-style="none" officeooo:rsid="006ff775" officeooo:paragraph-rsid="006ff775"/>
    </style:style>
    <style:style style:name="P89" style:family="paragraph" style:parent-style-name="Standard">
      <style:text-properties style:text-underline-style="none" officeooo:rsid="00716a5b" officeooo:paragraph-rsid="00716a5b"/>
    </style:style>
    <style:style style:name="P90" style:family="paragraph" style:parent-style-name="Standard">
      <style:text-properties style:text-underline-style="none" officeooo:rsid="007ca140" officeooo:paragraph-rsid="007ca140"/>
    </style:style>
    <style:style style:name="P91" style:family="paragraph" style:parent-style-name="Standard">
      <style:text-properties style:text-underline-style="none" fo:font-weight="normal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6d7d73" officeooo:paragraph-rsid="006d7d73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8b3db3" officeooo:paragraph-rsid="008b3db3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8f4a82" officeooo:paragraph-rsid="008f4a82" style:font-weight-asian="normal" style:font-weight-complex="normal"/>
    </style:style>
    <style:style style:name="P95" style:family="paragraph" style:parent-style-name="Standard">
      <style:text-properties style:text-underline-style="none" officeooo:rsid="007e9ac8" officeooo:paragraph-rsid="006d7d73"/>
    </style:style>
    <style:style style:name="P96" style:family="paragraph" style:parent-style-name="Standard">
      <style:text-properties style:text-underline-style="none" officeooo:rsid="007e9ac8" officeooo:paragraph-rsid="007e9ac8"/>
    </style:style>
    <style:style style:name="P97" style:family="paragraph" style:parent-style-name="Standard">
      <style:text-properties style:text-underline-style="none" officeooo:rsid="00843ab7" officeooo:paragraph-rsid="00843ab7"/>
    </style:style>
    <style:style style:name="P98" style:family="paragraph" style:parent-style-name="Standard">
      <style:text-properties style:text-underline-style="none" officeooo:rsid="00858912" officeooo:paragraph-rsid="00858912"/>
    </style:style>
    <style:style style:name="P99" style:family="paragraph" style:parent-style-name="Standard">
      <style:text-properties style:text-underline-style="none" officeooo:rsid="008c8244" officeooo:paragraph-rsid="008c8244"/>
    </style:style>
    <style:style style:name="P100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01" style:family="paragraph" style:parent-style-name="Standard">
      <style:text-properties style:text-underline-style="solid" style:text-underline-width="auto" style:text-underline-color="font-color" fo:font-weight="bold" officeooo:rsid="006e6112" officeooo:paragraph-rsid="006e6112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43b21" officeooo:paragraph-rsid="00943b21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aea8a" officeooo:paragraph-rsid="009aea8a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bed13" officeooo:paragraph-rsid="009bed1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e9701" officeooo:paragraph-rsid="009e970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40ace" officeooo:paragraph-rsid="00a40ac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7d41f" officeooo:paragraph-rsid="00a7d41f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bda79" officeooo:paragraph-rsid="00abda79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25f8" officeooo:paragraph-rsid="00943b21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35df1" officeooo:paragraph-rsid="00b35df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41f7" officeooo:paragraph-rsid="00b441f7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fdd0" officeooo:paragraph-rsid="00b4fdd0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7236a" officeooo:paragraph-rsid="00b7236a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882ed" officeooo:paragraph-rsid="00b882ed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8b61b" officeooo:paragraph-rsid="00b8b61b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a70de" officeooo:paragraph-rsid="00ba70de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5de18" officeooo:paragraph-rsid="00a4e53e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8351" officeooo:paragraph-rsid="00c08351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f26b" officeooo:paragraph-rsid="00c0f26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33c61" officeooo:paragraph-rsid="00c33c61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50a82" officeooo:paragraph-rsid="00c50a82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6ab98" officeooo:paragraph-rsid="00c6ab9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de037" officeooo:paragraph-rsid="00cde03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eb326" officeooo:paragraph-rsid="00ceb326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fa146" officeooo:paragraph-rsid="00cfa146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03bc6" officeooo:paragraph-rsid="00d03bc6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21832" officeooo:paragraph-rsid="00d21832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46a46" officeooo:paragraph-rsid="00d46a46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7aa53" officeooo:paragraph-rsid="00cfa146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89562" officeooo:paragraph-rsid="00d89562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9b7cf" officeooo:paragraph-rsid="00d9b7c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b9577" officeooo:paragraph-rsid="00db9577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c778b" officeooo:paragraph-rsid="00dc778b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style:text-underline-style="none" fo:font-weight="bold" officeooo:rsid="009df794" officeooo:paragraph-rsid="009df794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a40ace" officeooo:paragraph-rsid="00a40ace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a45c8e" officeooo:paragraph-rsid="00a45c8e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style:text-underline-style="none" fo:font-weight="bold" officeooo:rsid="00a4e53e" officeooo:paragraph-rsid="00a4e53e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style:text-underline-style="none" fo:font-weight="bold" officeooo:rsid="00abda79" officeooo:paragraph-rsid="00abda79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style:text-underline-style="none" fo:font-weight="bold" officeooo:rsid="00b225f8" officeooo:paragraph-rsid="00b225f8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style:text-underline-style="none" fo:font-weight="bold" officeooo:rsid="00b35df1" officeooo:paragraph-rsid="00b35df1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style:text-underline-style="none" fo:font-weight="bold" officeooo:rsid="00b882ed" officeooo:paragraph-rsid="00b882ed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style:text-underline-style="none" fo:font-weight="bold" officeooo:rsid="00b8b61b" officeooo:paragraph-rsid="00b8b61b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style:text-underline-style="none" fo:font-weight="bold" officeooo:rsid="00c50a82" officeooo:paragraph-rsid="00c50a82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style:text-underline-style="none" fo:font-weight="bold" officeooo:rsid="00c6ab98" officeooo:paragraph-rsid="00c6ab98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style:text-underline-style="none" fo:font-weight="bold" officeooo:rsid="00cde037" officeooo:paragraph-rsid="00cde037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style:text-underline-style="none" fo:font-weight="bold" officeooo:rsid="00ceb326" officeooo:paragraph-rsid="00ceb326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style:text-underline-style="none" fo:font-weight="bold" officeooo:rsid="00cfa146" officeooo:paragraph-rsid="00cfa146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style:text-underline-style="none" fo:font-weight="bold" officeooo:rsid="00d03bc6" officeooo:paragraph-rsid="00d03bc6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style:text-underline-style="none" fo:font-weight="bold" officeooo:rsid="00d21832" officeooo:paragraph-rsid="00d21832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style:text-underline-style="none" fo:font-weight="bold" officeooo:rsid="00d4b4c0" officeooo:paragraph-rsid="00d4b4c0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style:text-underline-style="none" fo:font-weight="bold" officeooo:rsid="00d89562" officeooo:paragraph-rsid="00d89562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e9701" officeooo:paragraph-rsid="009e9701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441f7" officeooo:paragraph-rsid="00b441f7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4fdd0" officeooo:paragraph-rsid="00b4fdd0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7236a" officeooo:paragraph-rsid="00b7236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3898" officeooo:paragraph-rsid="00123898"/>
    </style:style>
    <style:style style:name="P15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5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4aab54"/>
    </style:style>
    <style:style style:name="P15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6d7d73" officeooo:paragraph-rsid="006d7d73"/>
    </style:style>
    <style:style style:name="P16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8f4a82" officeooo:paragraph-rsid="008f4a82" style:font-weight-asian="normal" style:font-weight-complex="normal"/>
    </style:style>
    <style:style style:name="P16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style:text-underline-style="none" fo:font-weight="normal" officeooo:rsid="00ba70de" officeooo:paragraph-rsid="00ba70de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style:text-underline-style="none" fo:font-weight="normal" officeooo:rsid="00c6ab98" officeooo:paragraph-rsid="00c6ab98" style:font-size-asian="10.5pt" style:font-weight-asian="normal" style:font-size-complex="12pt" style:font-weight-complex="normal"/>
    </style:style>
    <style:style style:name="P163" style:family="paragraph" style:parent-style-name="Standard" style:list-style-name="L1"/>
    <style:style style:name="P164" style:family="paragraph" style:parent-style-name="Standard" style:list-style-name="L1">
      <style:text-properties officeooo:rsid="003f74c2" officeooo:paragraph-rsid="003f74c2"/>
    </style:style>
    <style:style style:name="P16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973b4c" officeooo:paragraph-rsid="00973b4c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afa921" officeooo:paragraph-rsid="00afa921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9aea8a" officeooo:paragraph-rsid="009aea8a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9bed13" officeooo:paragraph-rsid="009bed13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fa146" officeooo:paragraph-rsid="00cfa14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238df" officeooo:paragraph-rsid="00e238df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e2d6c9" officeooo:paragraph-rsid="00e2d6c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style:text-underline-style="none" fo:font-weight="bold" officeooo:rsid="00cfa146" officeooo:paragraph-rsid="00ecb295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style:text-underline-style="none" fo:font-weight="bold" officeooo:rsid="00cfa146" officeooo:paragraph-rsid="00f5a1d0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style:text-underline-style="none" fo:font-weight="bold" officeooo:rsid="00e41471" officeooo:paragraph-rsid="00e41471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style:text-underline-style="none" fo:font-weight="bold" officeooo:rsid="00e54308" officeooo:paragraph-rsid="00e54308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style:text-underline-style="none" fo:font-weight="bold" officeooo:rsid="00e7bad2" officeooo:paragraph-rsid="00e7bad2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style:text-underline-style="none" fo:font-weight="bold" officeooo:rsid="00eff952" officeooo:paragraph-rsid="00eff952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style:text-underline-style="none" fo:font-weight="bold" officeooo:rsid="00f1d7e3" officeooo:paragraph-rsid="00f1d7e3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style:text-underline-style="none" fo:font-weight="bold" officeooo:rsid="00f26de5" officeooo:paragraph-rsid="00f26de5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style:text-underline-style="none" fo:font-weight="bold" officeooo:rsid="00f731f3" officeooo:paragraph-rsid="00f731f3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style:text-underline-style="none" fo:font-weight="bold" officeooo:rsid="00ffeac1" officeooo:paragraph-rsid="00ffeac1" style:font-size-asian="10.5pt" style:font-weight-asian="bold" style:font-size-complex="12pt" style:font-weight-complex="bold"/>
    </style:style>
    <style:style style:name="P182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bold" officeooo:rsid="00ffeac1" officeooo:paragraph-rsid="00ffeac1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style:text-underline-style="none" fo:font-weight="bold" officeooo:rsid="0101781b" officeooo:paragraph-rsid="0101781b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style:text-underline-style="none" fo:font-weight="bold" officeooo:rsid="01023f3a" officeooo:paragraph-rsid="01023f3a" style:font-size-asian="10.5pt" style:font-weight-asian="bold" style:font-size-complex="12pt" style:font-weight-complex="bold"/>
    </style:style>
    <style:style style:name="P185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fa921" officeooo:paragraph-rsid="00afa921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e2d6c9" officeooo:paragraph-rsid="00e2d6c9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f5046f" officeooo:paragraph-rsid="00f5046f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f26de5" officeooo:paragraph-rsid="00f26de5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f731f3" officeooo:paragraph-rsid="00f731f3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cfa146" officeooo:paragraph-rsid="00cfa146" style:font-size-asian="16pt" style:font-weight-asian="bold" style:font-size-complex="16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4pt" style:text-underline-style="none" fo:font-weight="bold" officeooo:rsid="00cfa146" officeooo:paragraph-rsid="00ecb295" style:font-size-asian="14pt" style:font-weight-asian="bold" style:font-size-complex="14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4pt" style:text-underline-style="none" fo:font-weight="bold" officeooo:rsid="00f1d7e3" officeooo:paragraph-rsid="00f1d7e3" style:font-size-asian="14pt" style:font-weight-asian="bold" style:font-size-complex="14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e238df" officeooo:paragraph-rsid="00e238df" style:font-size-asian="14pt" style:font-weight-asian="normal" style:font-size-complex="14pt" style:font-weight-complex="normal"/>
    </style:style>
    <style:style style:name="P19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style:text-underline-style="none" fo:font-weight="normal" officeooo:rsid="00cfa146" officeooo:paragraph-rsid="00cfa146" style:font-size-asian="10.5pt" style:font-weight-asian="normal" style:font-size-complex="12pt" style:font-weight-complex="normal"/>
    </style:style>
    <style:style style:name="P195" style:family="paragraph" style:parent-style-name="Table_20_Contents">
      <style:paragraph-properties fo:margin-top="0cm" fo:margin-bottom="0cm" loext:contextual-spacing="false" style:line-height-at-least="0.582cm" fo:text-align="justify" style:justify-single-word="false"/>
    </style:style>
    <style:style style:name="P196" style:family="paragraph" style:parent-style-name="Table_20_Heading">
      <style:paragraph-properties fo:margin-top="0cm" fo:margin-bottom="0cm" loext:contextual-spacing="false" style:line-height-at-least="0.582cm"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7a5" style:font-weight-asian="normal" style:font-weight-complex="normal"/>
    </style:style>
    <style:style style:name="T3" style:family="text">
      <style:text-properties fo:font-weight="normal" officeooo:rsid="00123898" style:font-weight-asian="normal" style:font-weight-complex="normal"/>
    </style:style>
    <style:style style:name="T4" style:family="text">
      <style:text-properties fo:font-weight="normal" officeooo:rsid="0021f55b" style:font-weight-asian="normal" style:font-weight-complex="normal"/>
    </style:style>
    <style:style style:name="T5" style:family="text">
      <style:text-properties fo:font-weight="normal" officeooo:rsid="00442936" style:font-weight-asian="normal" style:font-weight-complex="normal"/>
    </style:style>
    <style:style style:name="T6" style:family="text">
      <style:text-properties fo:font-weight="normal" officeooo:rsid="0044f35b" style:font-weight-asian="normal" style:font-weight-complex="normal"/>
    </style:style>
    <style:style style:name="T7" style:family="text">
      <style:text-properties fo:font-weight="normal" officeooo:rsid="00943999" style:font-weight-asian="normal" style:font-weight-complex="normal"/>
    </style:style>
    <style:style style:name="T8" style:family="text">
      <style:text-properties fo:font-weight="normal" officeooo:rsid="00a5de18" style:font-weight-asian="normal" style:font-weight-complex="normal"/>
    </style:style>
    <style:style style:name="T9" style:family="text">
      <style:text-properties fo:font-weight="normal" officeooo:rsid="00d6abae" style:font-weight-asian="normal" style:font-weight-complex="normal"/>
    </style:style>
    <style:style style:name="T10" style:family="text">
      <style:text-properties fo:font-weight="normal" officeooo:rsid="00d9b7cf" style:font-weight-asian="normal" style:font-weight-complex="normal"/>
    </style:style>
    <style:style style:name="T11" style:family="text">
      <style:text-properties fo:font-weight="normal" officeooo:rsid="00f4053c" style:font-weight-asian="normal" style:font-weight-complex="normal"/>
    </style:style>
    <style:style style:name="T12" style:family="text">
      <style:text-properties fo:font-weight="normal" officeooo:rsid="00f5046f" style:font-weight-asian="normal" style:font-weight-complex="normal"/>
    </style:style>
    <style:style style:name="T13" style:family="text">
      <style:text-properties fo:font-weight="normal" officeooo:rsid="00f5a1d0" style:font-weight-asian="normal" style:font-weight-complex="normal"/>
    </style:style>
    <style:style style:name="T14" style:family="text">
      <style:text-properties fo:font-weight="normal" officeooo:rsid="00f81760" style:font-weight-asian="normal" style:font-weight-complex="normal"/>
    </style:style>
    <style:style style:name="T15" style:family="text">
      <style:text-properties fo:font-weight="normal" officeooo:rsid="00f933b2" style:font-weight-asian="normal" style:font-weight-complex="normal"/>
    </style:style>
    <style:style style:name="T16" style:family="text">
      <style:text-properties fo:font-weight="normal" officeooo:rsid="00fb05fc" style:font-weight-asian="normal" style:font-weight-complex="normal"/>
    </style:style>
    <style:style style:name="T17" style:family="text">
      <style:text-properties fo:font-weight="normal" officeooo:rsid="00fe6167" style:font-weight-asian="normal" style:font-weight-complex="normal"/>
    </style:style>
    <style:style style:name="T18" style:family="text">
      <style:text-properties officeooo:rsid="00123898"/>
    </style:style>
    <style:style style:name="T19" style:family="text">
      <style:text-properties officeooo:rsid="00174f4f"/>
    </style:style>
    <style:style style:name="T20" style:family="text">
      <style:text-properties officeooo:rsid="0018fe4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964db" style:font-weight-asian="bold" style:font-weight-complex="bold"/>
    </style:style>
    <style:style style:name="T23" style:family="text">
      <style:text-properties fo:font-weight="bold" officeooo:rsid="00d21832" style:font-weight-asian="bold" style:font-weight-complex="bold"/>
    </style:style>
    <style:style style:name="T24" style:family="text">
      <style:text-properties officeooo:rsid="001e8bd5"/>
    </style:style>
    <style:style style:name="T25" style:family="text">
      <style:text-properties officeooo:rsid="0031b568"/>
    </style:style>
    <style:style style:name="T26" style:family="text">
      <style:text-properties officeooo:rsid="00348dfb"/>
    </style:style>
    <style:style style:name="T27" style:family="text">
      <style:text-properties officeooo:rsid="0037abc5"/>
    </style:style>
    <style:style style:name="T28" style:family="text">
      <style:text-properties officeooo:rsid="003b45c7"/>
    </style:style>
    <style:style style:name="T29" style:family="text">
      <style:text-properties officeooo:rsid="003d245a"/>
    </style:style>
    <style:style style:name="T30" style:family="text">
      <style:text-properties officeooo:rsid="00414155"/>
    </style:style>
    <style:style style:name="T31" style:family="text">
      <style:text-properties officeooo:rsid="004bc41a"/>
    </style:style>
    <style:style style:name="T32" style:family="text">
      <style:text-properties officeooo:rsid="004cdf74"/>
    </style:style>
    <style:style style:name="T33" style:family="text">
      <style:text-properties officeooo:rsid="004edf74"/>
    </style:style>
    <style:style style:name="T34" style:family="text">
      <style:text-properties officeooo:rsid="0053ac63"/>
    </style:style>
    <style:style style:name="T35" style:family="text">
      <style:text-properties officeooo:rsid="00557a58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587d44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normal" officeooo:rsid="010310f1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9f3c48"/>
    </style:style>
    <style:style style:name="T42" style:family="text">
      <style:text-properties style:text-underline-style="none" officeooo:rsid="00587d44"/>
    </style:style>
    <style:style style:name="T43" style:family="text">
      <style:text-properties style:text-underline-style="none" officeooo:rsid="005960eb"/>
    </style:style>
    <style:style style:name="T44" style:family="text">
      <style:text-properties style:text-underline-style="none" fo:font-weight="bold" officeooo:rsid="005960eb" style:font-weight-asian="bold" style:font-weight-complex="bold"/>
    </style:style>
    <style:style style:name="T45" style:family="text">
      <style:text-properties style:text-underline-style="none" fo:font-weight="bold" officeooo:rsid="00598e8e" style:font-weight-asian="bold" style:font-weight-complex="bold"/>
    </style:style>
    <style:style style:name="T46" style:family="text">
      <style:text-properties style:text-underline-style="none" officeooo:rsid="00598e8e"/>
    </style:style>
    <style:style style:name="T47" style:family="text">
      <style:text-properties style:text-underline-style="none" officeooo:rsid="005b64aa"/>
    </style:style>
    <style:style style:name="T48" style:family="text">
      <style:text-properties officeooo:rsid="005c4fb2"/>
    </style:style>
    <style:style style:name="T49" style:family="text">
      <style:text-properties officeooo:rsid="005d230b"/>
    </style:style>
    <style:style style:name="T50" style:family="text">
      <style:text-properties style:text-position="super 58%"/>
    </style:style>
    <style:style style:name="T51" style:family="text">
      <style:text-properties officeooo:rsid="00653dbe"/>
    </style:style>
    <style:style style:name="T52" style:family="text">
      <style:text-properties officeooo:rsid="0072c07a"/>
    </style:style>
    <style:style style:name="T53" style:family="text">
      <style:text-properties officeooo:rsid="0076ae1a"/>
    </style:style>
    <style:style style:name="T54" style:family="text">
      <style:text-properties officeooo:rsid="0076e8b4"/>
    </style:style>
    <style:style style:name="T55" style:family="text">
      <style:text-properties officeooo:rsid="0077d147"/>
    </style:style>
    <style:style style:name="T56" style:family="text">
      <style:text-properties officeooo:rsid="007972ef"/>
    </style:style>
    <style:style style:name="T57" style:family="text">
      <style:text-properties fo:font-size="12pt" fo:font-weight="normal" officeooo:rsid="007e9ac8" style:font-size-asian="12pt" style:font-weight-asian="normal" style:font-size-complex="12pt" style:font-weight-complex="normal"/>
    </style:style>
    <style:style style:name="T58" style:family="text">
      <style:text-properties officeooo:rsid="0080cf55"/>
    </style:style>
    <style:style style:name="T59" style:family="text">
      <style:text-properties officeooo:rsid="008267ff"/>
    </style:style>
    <style:style style:name="T60" style:family="text">
      <style:text-properties officeooo:rsid="00862df0"/>
    </style:style>
    <style:style style:name="T61" style:family="text">
      <style:text-properties officeooo:rsid="009054bc"/>
    </style:style>
    <style:style style:name="T62" style:family="text">
      <style:text-properties officeooo:rsid="00943999"/>
    </style:style>
    <style:style style:name="T63" style:family="text">
      <style:text-properties officeooo:rsid="009f3c48"/>
    </style:style>
    <style:style style:name="T64" style:family="text">
      <style:text-properties officeooo:rsid="00a1860e"/>
    </style:style>
    <style:style style:name="T65" style:family="text">
      <style:text-properties officeooo:rsid="00a7d41f"/>
    </style:style>
    <style:style style:name="T66" style:family="text">
      <style:text-properties officeooo:rsid="00ab170d"/>
    </style:style>
    <style:style style:name="T67" style:family="text">
      <style:text-properties officeooo:rsid="00ab666b"/>
    </style:style>
    <style:style style:name="T68" style:family="text">
      <style:text-properties officeooo:rsid="00b882ed"/>
    </style:style>
    <style:style style:name="T69" style:family="text">
      <style:text-properties officeooo:rsid="00b8b61b"/>
    </style:style>
    <style:style style:name="T70" style:family="text">
      <style:text-properties officeooo:rsid="00c16318"/>
    </style:style>
    <style:style style:name="T71" style:family="text">
      <style:text-properties officeooo:rsid="00c33c61"/>
    </style:style>
    <style:style style:name="T72" style:family="text">
      <style:text-properties officeooo:rsid="00cbb65f"/>
    </style:style>
    <style:style style:name="T73" style:family="text">
      <style:text-properties officeooo:rsid="00cfa146"/>
    </style:style>
    <style:style style:name="T74" style:family="text">
      <style:text-properties officeooo:rsid="00d21832"/>
    </style:style>
    <style:style style:name="T75" style:family="text">
      <style:text-properties officeooo:rsid="00d7aa53"/>
    </style:style>
    <style:style style:name="T76" style:family="text">
      <style:text-properties officeooo:rsid="00d9b7cf"/>
    </style:style>
    <style:style style:name="T77" style:family="text">
      <style:text-properties officeooo:rsid="00e2d6c9"/>
    </style:style>
    <style:style style:name="T78" style:family="text">
      <style:text-properties style:font-name="monospace" fo:font-size="11.25pt" fo:background-color="#ecf0f3" loext:char-shading-value="0" loext:padding="0cm" loext:border="none"/>
    </style:style>
    <style:style style:name="T79" style:family="text">
      <style:text-properties officeooo:rsid="00ef9f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3: <text:s/></text:p>
      <text:p text:style-name="P1"/>
      <text:p text:style-name="P1">Setting up visual studio code: <text:a xlink:type="simple" xlink:href="https://linuxacademy.com/cp/courses/lesson/course/4773/lesson/3/module/383" text:style-name="Internet_20_link" text:visited-style-name="Visited_20_Internet_20_Link"><text:span text:style-name="T3">Linux academy</text:span></text:a><text:span text:style-name="T18"> </text:span></text:p>
      <text:p text:style-name="P1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1">Check the installed extensions: <text:s/><text:span text:style-name="T2">Click on the extension button: <text:s/></text:span></text:p>
      <text:p text:style-name="P22"><text:span text:style-name="T18">S</text:span>earch for the already installed extensions: <text:s text:c="2"/>@installed</text:p>
      <text:p text:style-name="P22"/>
      <text:p text:style-name="P2">Which extensions to install:</text:p>
      <text:p text:style-name="P23">Python</text:p>
      <text:p text:style-name="P24">Pyright</text:p>
      <text:p text:style-name="P156">Remote Development</text:p>
      <text:p text:style-name="P23"/>
      <text:p text:style-name="Standard"/>
      <text:p text:style-name="Standard"><text:a xlink:type="simple" xlink:href="https://linuxacademy.com/cp/modules/view/id/168" text:style-name="Internet_20_link" text:visited-style-name="Visited_20_Internet_20_Link">Python 3 Scripting for System Administrators</text:a></text:p>
      <text:p text:style-name="Standard"/>
      <text:p text:style-name="P25">Tools I’m gonna need:</text:p>
      <text:p text:style-name="P25">Git</text:p>
      <text:p text:style-name="P25">wget</text:p>
      <text:p text:style-name="P25">which</text:p>
      <text:p text:style-name="P25">words /usr/share/dic/words</text:p>
      <text:p text:style-name="P25">lsof</text:p>
      <text:p text:style-name="P25">text editor</text:p>
      <text:p text:style-name="Standard"/>
      <text:p text:style-name="P41"><text:span text:style-name="T21">Install development tools:</text:span> Which contains python libraries,dependencies and other things for other programing languages.</text:p>
      <text:p text:style-name="P42"/>
      <text:p text:style-name="P4">To install <text:span text:style-name="T19">development tools, git included</text:span> on a Centos <text:span text:style-name="T19">7</text:span>: <text:tab/></text:p>
      <text:p text:style-name="P34">yum groupinstall -y “development tools”<text:tab/></text:p>
      <text:p text:style-name="P34"/>
      <text:p text:style-name="P3"><text:span text:style-name="T20">To list development tools content in Centos 8 / RHEL 8:</text:span><text:span text:style-name="T1"> </text:span></text:p>
      <text:p text:style-name="P26">dnf groupinfo "Development Tools"</text:p>
      <text:p text:style-name="Standard"/>
      <text:p text:style-name="P27"><text:span text:style-name="T21">Install it on RHEL 8 / Centos 8:</text:span> <text:s text:c="4"/>dnf group install "Development Tools"</text:p>
      <text:p text:style-name="Standard"/>
      <text:p text:style-name="P28"><text:span text:style-name="T21">Remove it if necessary: <text:s text:c="2"/></text:span><text:s/><text:tab/>dnf group remove "Development Tools"</text:p>
      <text:p text:style-name="Standard"/>
      <text:p text:style-name="P5">Set up and configure git:</text:p>
      <text:p text:style-name="Standard">git config --global user.name "cloud_user"</text:p>
      <text:p text:style-name="Standard">git config --global user.email "cloud_user@linux.com"</text:p>
      <text:p text:style-name="Standard"/>
      <text:p text:style-name="P6">Modify your .bashrc:</text:p>
      <text:p text:style-name="P29">curl https://raw.githubusercontent.com/linuxacademy/content-python3-sysadmin/master/helpers/bashrc -o ~/.bashrc</text:p>
      <text:p text:style-name="Standard"/>
      <text:p text:style-name="Standard">-<text:span text:style-name="T24">o sends the output to the specified file, in this case your .bashrc</text:span></text:p>
      <text:p text:style-name="Standard"/>
      <text:p text:style-name="P39">This modification will modify your prompt in which you won’t see the hostname, and will show you in which git branch you are, like the developersx.</text:p>
      <text:p text:style-name="Standard"/>
      <text:p text:style-name="P7">Reload bash to see the .bashrc modification: <text:s/><text:tab/><text:span text:style-name="T4">exec $SHELL</text:span></text:p>
      <text:p text:style-name="P30">You will see that the terminal have changed to: <text:s text:c="2"/><text:span text:style-name="T21">~ <text:s/>$</text:span> <text:s text:c="2"/>as has been specified in .bashrc</text:p>
      <text:p text:style-name="Standard"/>
      <text:p text:style-name="P8"><text:soft-page-break/>Modify the vim editor:</text:p>
      <text:p text:style-name="P40">curl https://raw.githubusercontent.com/linuxacademy/content-python-for-sys-admins/master/helpers/vimrc -o ~/.vimrc</text:p>
      <text:p text:style-name="P13">Create the sample file and init git:</text:p>
      <text:p text:style-name="P31">mkdir sample</text:p>
      <text:p text:style-name="P32">cd sample</text:p>
      <text:p text:style-name="P31">touch file.txt</text:p>
      <text:p text:style-name="P31">git init</text:p>
      <text:p text:style-name="Standard"/>
      <text:p text:style-name="P31"><text:span text:style-name="T21">And git add, git commit:</text:span> </text:p>
      <text:p text:style-name="P31">git add --all .</text:p>
      <text:p text:style-name="P31">git commit -m “Added new file”</text:p>
      <text:p text:style-name="P31"/>
      <text:p text:style-name="P31">I will see that my prompt have changed to: <text:s text:c="3"/>sample[master] $ </text:p>
      <text:p text:style-name="P33">The modifications in the .bashrc have a lot of git features on it and will tell me the branch I’m working on, the state, if I did modifications or deletions, etc.</text:p>
      <text:p text:style-name="P31"/>
      <text:p text:style-name="P14">Download, compile and install python3:</text:p>
      <text:p text:style-name="P14"/>
      <text:p text:style-name="P43"><text:span text:style-name="T22">C</text:span><text:span text:style-name="T21">ompilation packages:</text:span></text:p>
      <text:p text:style-name="Standard">yum install -y \</text:p>
      <text:p text:style-name="Standard"><text:s text:c="2"/>libffi-devel \</text:p>
      <text:p text:style-name="Standard"><text:s text:c="2"/>zlib-devel \</text:p>
      <text:p text:style-name="Standard"><text:s text:c="2"/>bzip2-devel \</text:p>
      <text:p text:style-name="Standard"><text:s text:c="2"/>openssl-devel \</text:p>
      <text:p text:style-name="Standard"><text:s text:c="2"/>ncurses-devel \</text:p>
      <text:p text:style-name="Standard"><text:s text:c="2"/>sqlite-devel \</text:p>
      <text:p text:style-name="Standard"><text:s text:c="2"/>readline-devel \</text:p>
      <text:p text:style-name="Standard"><text:s text:c="2"/>tk-devel \</text:p>
      <text:p text:style-name="Standard"><text:s text:c="2"/>gdbm-devel \</text:p>
      <text:p text:style-name="Standard"><text:s text:c="2"/>db4-devel \</text:p>
      <text:p text:style-name="Standard"><text:s text:c="2"/>libpcap-devel \</text:p>
      <text:p text:style-name="Standard"><text:s text:c="2"/>xz-devel \</text:p>
      <text:p text:style-name="Standard"><text:s text:c="2"/>expat-devel</text:p>
      <text:p text:style-name="Standard"/>
      <text:p text:style-name="Standard">cd /usr/src</text:p>
      <text:p text:style-name="Standard">wget http://python.org/ftp/python/3.6.4/Python-3.6.4.tar.xz</text:p>
      <text:p text:style-name="P44">or go to python.org – Downloads – Source Code – Pick the one you need – Download Gzipped source tarball</text:p>
      <text:p text:style-name="Standard"/>
      <text:p text:style-name="Standard">tar xf Python-3.6.4.tar.xz</text:p>
      <text:p text:style-name="Standard">cd Python-3.6.4</text:p>
      <text:p text:style-name="Standard"/>
      <text:p text:style-name="Standard">./configure –enable-optimizations <text:s text:c="2"/><text:span text:style-name="T25"><text:s/></text:span></text:p>
      <text:p text:style-name="Standard"/>
      <text:p text:style-name="Standard"><text:span text:style-name="T21">make altinstall</text:span> <text:s text:c="2"/>→<text:span text:style-name="T25"> python is already in all linux distros, with alt install you won’t override the old python just will be installed all together.</text:span></text:p>
      <text:p text:style-name="Standard"/>
      <text:p text:style-name="Standard">exit</text:p>
      <text:p text:style-name="Standard"/>
      <text:p text:style-name="P45">You can type python3 and will autofill the rest.</text:p>
      <text:p text:style-name="P45"/>
      <text:p text:style-name="P46"><text:soft-page-break/><text:span text:style-name="T21">Upgrade Pip:</text:span> <text:s/>Pip is the packet manager for python.</text:p>
      <text:p text:style-name="P47"/>
      <text:p text:style-name="P48">sudo pip3.6 install --upgrade pip <text:s text:c="2"/>–<text:span text:style-name="T26">&gt; will give command not found error.</text:span></text:p>
      <text:p text:style-name="P48"/>
      <text:p text:style-name="P49">Edit /etc/sudoers</text:p>
      <text:p text:style-name="P49"/>
      <text:p text:style-name="P49">Search for “secure_path” <text:span text:style-name="T27">and add the folder in which python is: <text:s/>:/usr/local/bin</text:span></text:p>
      <text:p text:style-name="P48"/>
      <text:p text:style-name="P50">The try again, will tell you that there is already a newer version installed so screw all this pip stuf.</text:p>
      <text:p text:style-name="Standard"/>
      <text:p text:style-name="Standard"/>
      <text:p text:style-name="P9">Info:</text:p>
      <text:p text:style-name="P51">Python is an Object Oriented Scripting Language <text:span text:style-name="T28">(OOP, object oriented programming)</text:span></text:p>
      <text:p text:style-name="P52">Dynamic &amp; strong type system.</text:p>
      <text:p text:style-name="P53"><text:a xlink:type="simple" xlink:href="https://wiki.python.org/moin/Python2orPython3" text:style-name="Internet_20_link" text:visited-style-name="Visited_20_Internet_20_Link"><text:span text:style-name="T29">Python 2 vs. Python 3</text:span></text:a></text:p>
      <text:p text:style-name="P53"><text:a xlink:type="simple" xlink:href="https://docs.python.org/3/whatsnew/3.0.html" text:style-name="Internet_20_link" text:visited-style-name="Visited_20_Internet_20_Link"><text:span text:style-name="T29">Differences between Python 2 &amp; 3</text:span></text:a></text:p>
      <text:p text:style-name="P51"/>
      <text:p text:style-name="Standard"/>
      <text:p text:style-name="P54"><text:span text:style-name="T21">REPL:</text:span> Read Evaluate Print Loop.</text:p>
      <text:p text:style-name="P55">Is the python interpreter free IDE, in which you can type commands.</text:p>
      <text:p text:style-name="P54"/>
      <text:list xml:id="list576317650" text:style-name="L1">
        <text:list-item>
          <text:p text:style-name="P164"><text:span text:style-name="T21">R</text:span>ead the user input (your Python commands).</text:p>
        </text:list-item>
        <text:list-item>
          <text:p text:style-name="P164"><text:span text:style-name="T21">E</text:span>valuate your code (to work out what you mean).</text:p>
        </text:list-item>
        <text:list-item>
          <text:p text:style-name="P164"><text:span text:style-name="T21">P</text:span>rint any results (so you can see the computer’s response).</text:p>
        </text:list-item>
        <text:list-item>
          <text:p text:style-name="P164"><text:span text:style-name="T21">L</text:span>oop back to step 1 (to continue the conversation).</text:p>
          <text:p text:style-name="P163"/>
        </text:list-item>
      </text:list>
      <text:p text:style-name="P55">&gt;&gt;&gt; <text:span text:style-name="T30">Is where you can start to type commands.</text:span></text:p>
      <text:p text:style-name="P55"/>
      <text:p text:style-name="P56">To leave the REPL type: <text:s text:c="2"/>exit() <text:s/>or Ctrl + d</text:p>
      <text:p text:style-name="Standard"/>
      <text:p text:style-name="P10">Scripts: <text:span text:style-name="T1">Have to have the extension .py</text:span></text:p>
      <text:p text:style-name="P35"/>
      <text:p text:style-name="P36">You can run it typing: <text:s/>python3.6 program.py</text:p>
      <text:p text:style-name="P35"/>
      <text:p text:style-name="P10"><text:span text:style-name="T5">Or adding in the s</text:span><text:span text:style-name="T1">hebang: <text:s text:c="3"/>#!/usr/bin/env python3.6 <text:s text:c="2"/>→</text:span><text:span text:style-name="T6"> then you can run it with: <text:s/>./program.py</text:span></text:p>
      <text:p text:style-name="P11"/>
      <text:p text:style-name="P12">Move the scripts to a folder included in the $PATH:</text:p>
      <text:p text:style-name="P37">echo $PATH shows that /home/user/bin is already there. We can create bin and move there the scripts,</text:p>
      <text:p text:style-name="P37"/>
      <text:p text:style-name="P37">mkdir /home/user/bin </text:p>
      <text:p text:style-name="P37">mv myscript.py /home/user/bin </text:p>
      <text:p text:style-name="P35"/>
      <text:p text:style-name="P57">We can even remove the .py and will work just running: <text:s/>hello <text:s/></text:p>
      <text:p text:style-name="Standard"/>
      <text:p text:style-name="Standard"/>
      <text:p text:style-name="P158"/>
      <text:p text:style-name="P58"/>
      <text:p text:style-name="P58"><text:tab/></text:p>
      <text:p text:style-name="P58"/>
      <text:p text:style-name="P58"/>
      <text:p text:style-name="P58"/>
      <text:p text:style-name="P59"><text:soft-page-break/><text:span text:style-name="T33">Str / </text:span>St<text:span text:style-name="T31">r</text:span>ings:</text:p>
      <text:p text:style-name="Standard"><text:a xlink:type="simple" xlink:href="https://docs.python.org/3/library/stdtypes.html#text-sequence-type-str" text:style-name="Internet_20_link" text:visited-style-name="Visited_20_Internet_20_Link"><text:span text:style-name="T32">Python documentation</text:span></text:a></text:p>
      <text:p text:style-name="Standard"/>
      <text:p text:style-name="P16">Ordered sequence of characters, can not be modified.</text:p>
      <text:p text:style-name="P67"/>
      <text:p text:style-name="P66">For Python double and single quotes (“ ” <text:s text:c="2"/>‘ ’ ) are the same.</text:p>
      <text:p text:style-name="P68"/>
      <text:p text:style-name="P68">You can use triple quotes (“ ” ”) <text:span text:style-name="T34">and will let you to type in several lines until you close them again:</text:span></text:p>
      <text:p text:style-name="P68"/>
      <text:p text:style-name="P66">&gt;&gt;&gt; """ <text:s text:c="15"/>→<text:span text:style-name="T35"> you can do the same with triple single quotes, python doesn’t care.</text:span></text:p>
      <text:p text:style-name="P66">... This is a </text:p>
      <text:p text:style-name="P66">... muti-line string</text:p>
      <text:p text:style-name="P66">... """</text:p>
      <text:p text:style-name="P66">'\nThis is a \nmuti-line string\n'</text:p>
      <text:p text:style-name="P66">&gt;&gt;&gt; </text:p>
      <text:p text:style-name="P69"/>
      <text:p text:style-name="P15">Use a few operations:</text:p>
      <text:p text:style-name="P66">&gt;&gt;&gt; 'pass' + 'word'</text:p>
      <text:p text:style-name="P66">'password'</text:p>
      <text:p text:style-name="P66">&gt;&gt;&gt; </text:p>
      <text:p text:style-name="P66"/>
      <text:p text:style-name="P66">&gt;&gt;&gt; 'Ha' * 4</text:p>
      <text:p text:style-name="P66">'HaHaHaHa'</text:p>
      <text:p text:style-name="P66">&gt;&gt;&gt; </text:p>
      <text:p text:style-name="P66"/>
      <text:p text:style-name="P71">The real power of strings comes from the object oriented nature of python. </text:p>
      <text:p text:style-name="P71"><text:span text:style-name="T38">A string is an object</text:span><text:span text:style-name="T42"> and an object have two things:</text:span></text:p>
      <text:p text:style-name="P80"/>
      <text:p text:style-name="P70"><text:span text:style-name="T42"><text:tab/></text:span><text:span text:style-name="T44">State:</text:span><text:span text:style-name="T43"> In the case of a string is the entire content itselfs, Hello wold, HaHaHaHa, password, <text:tab/><text:tab/>the state is the text that we see.</text:span></text:p>
      <text:p text:style-name="P80"><text:tab/></text:p>
      <text:p text:style-name="P70"><text:span text:style-name="T42"><text:tab/></text:span><text:span text:style-name="T45">Behaviour:</text:span><text:span text:style-name="T46"> <text:s/></text:span><text:span text:style-name="T47">Functions attached to the object, methods.</text:span></text:p>
      <text:p text:style-name="P70"/>
      <text:p text:style-name="P70"/>
      <text:p text:style-name="Standard">&gt;&gt;&gt; </text:p>
      <text:p text:style-name="Standard">&gt;&gt;&gt; 'dou<text:span text:style-name="T21">b</text:span>le'.find('b')</text:p>
      <text:p text:style-name="Standard">3</text:p>
      <text:p text:style-name="Standard">&gt;&gt;&gt; </text:p>
      <text:p text:style-name="Standard"/>
      <text:p text:style-name="P72">'dou<text:span text:style-name="T21">b</text:span>le' →<text:span text:style-name="T48"> string</text:span></text:p>
      <text:p text:style-name="P72">.find→<text:span text:style-name="T48"> find is the method. <text:s/>The period (.) allows us to call a method, find in this example. <text:s/></text:span></text:p>
      <text:p text:style-name="P73">('b') <text:s/>→<text:span text:style-name="T49"> The find method will search for the letter b, if is in inside the string “double” will give us <text:tab/> the first index of that pattern.</text:span></text:p>
      <text:p text:style-name="P73"/>
      <text:p text:style-name="P74">We are searching for the b, there is one b in the 3<text:span text:style-name="T50">rd</text:span> position, counting 0,1,2,3.</text:p>
      <text:p text:style-name="P75">If it’s not there will give us -1</text:p>
      <text:p text:style-name="P75"/>
      <text:p text:style-name="P17">Another example:</text:p>
      <text:p text:style-name="P74">&gt;&gt;&gt; </text:p>
      <text:p text:style-name="P74">&gt;&gt;&gt; 'TeStInG'.lower()</text:p>
      <text:p text:style-name="P74">'testing'</text:p>
      <text:p text:style-name="P74">&gt;&gt;&gt; </text:p>
      <text:p text:style-name="P18"><text:soft-page-break/>Tabs, spaces, <text:span text:style-name="T51">quotes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Print a tab:</text:p>
            <text:p text:style-name="P77">&gt;&gt;&gt; print("Tab<text:span text:style-name="T21">\t</text:span>Delimited")</text:p>
            <text:p text:style-name="P77">Tab<text:tab/>Delimited</text:p>
            <text:p text:style-name="P77">&gt;&gt;&gt; </text:p>
          </table:table-cell>
          <table:table-cell table:style-name="Table1.B1" office:value-type="string">
            <text:p text:style-name="P78">&gt;&gt;&gt; "not\nworking"</text:p>
            <text:p text:style-name="P78">'not\nworking'</text:p>
            <text:p text:style-name="P78">&gt;&gt;&gt; </text:p>
          </table:table-cell>
        </table:table-row>
        <table:table-row>
          <table:table-cell table:style-name="Table1.A2" office:value-type="string">
            <text:p text:style-name="P19">New line:</text:p>
            <text:p text:style-name="P78">&gt;&gt;&gt; print("New<text:span text:style-name="T21">\n</text:span>line")</text:p>
            <text:p text:style-name="P78">New</text:p>
            <text:p text:style-name="P78">line</text:p>
            <text:p text:style-name="P78">&gt;&gt;&gt; </text:p>
          </table:table-cell>
          <table:table-cell table:style-name="Table1.B2" office:value-type="string">
            <text:p text:style-name="P19">Scape Slash \</text:p>
            <text:p text:style-name="P78">&gt;&gt;&gt; print('Scape Slash<text:span text:style-name="T21">\\</text:span>Character')</text:p>
            <text:p text:style-name="P78">Scape Slash\Character</text:p>
            <text:p text:style-name="P78">&gt;&gt;&gt; </text:p>
          </table:table-cell>
        </table:table-row>
        <table:table-row>
          <table:table-cell table:style-name="Table1.A2" office:value-type="string">
            <text:p text:style-name="P20">Showing single quotes:</text:p>
            <text:p text:style-name="P38">&gt;&gt;&gt; print(<text:span text:style-name="T21">"</text:span>'Single quotes' are fine<text:span text:style-name="T21">"</text:span>)</text:p>
            <text:p text:style-name="P38">'Single quotes' are fine</text:p>
            <text:p text:style-name="P38">&gt;&gt;&gt; </text:p>
          </table:table-cell>
          <table:table-cell table:style-name="Table1.B2" office:value-type="string">
            <text:p text:style-name="P20">Showing double quotes:</text:p>
            <text:p text:style-name="P38">&gt;&gt;&gt; print('"Double quotes" are fine')</text:p>
            <text:p text:style-name="P38">"Double quotes" are fine</text:p>
            <text:p text:style-name="P38">&gt;&gt;&gt; </text:p>
          </table:table-cell>
        </table:table-row>
        <table:table-row>
          <table:table-cell table:style-name="Table1.A2" office:value-type="string">
            <text:p text:style-name="P38">&gt;&gt;&gt; print('Your's is fine')</text:p>
            <text:p text:style-name="P38"><text:s text:c="2"/>File "&lt;stdin&gt;", line 1</text:p>
            <text:p text:style-name="P38"><text:s text:c="4"/>print('Your's is fine')</text:p>
            <text:p text:style-name="P19"><text:s text:c="16"/>^</text:p>
            <text:p text:style-name="P19">SyntaxError: invalid syntax</text:p>
            <text:p text:style-name="P38">&gt;&gt;&gt; </text:p>
          </table:table-cell>
          <table:table-cell table:style-name="Table1.B2" office:value-type="string">
            <text:p text:style-name="P21">Escaping a single quote:</text:p>
            <text:p text:style-name="P38"/>
            <text:p text:style-name="P38">&gt;&gt;&gt; print('Your\'s is fine')</text:p>
            <text:p text:style-name="P38">Your's is fine</text:p>
            <text:p text:style-name="P38">&gt;&gt;&gt; </text:p>
          </table:table-cell>
        </table:table-row>
      </table:table>
      <text:p text:style-name="P76"/>
      <text:p text:style-name="P78"/>
      <text:p text:style-name="P157"/>
      <text:p text:style-name="Standard"/>
      <text:p text:style-name="Standard"/>
      <text:p text:style-name="P60">Int and Float:</text:p>
      <text:p text:style-name="Standard"><text:a xlink:type="simple" xlink:href="https://docs.python.org/3/library/stdtypes.html#numeric-types-int-float-complex" text:style-name="Internet_20_link" text:visited-style-name="Visited_20_Internet_20_Link"><text:span text:style-name="T52">Python documentation</text:span></text:a></text:p>
      <text:p text:style-name="P100"/>
      <text:p text:style-name="P81"><text:span text:style-name="T21">int, integers</text:span> :<text:tab/><text:tab/>Whole numbers, negative and positives. No methods used commonly.</text:p>
      <text:p text:style-name="P83">Float, floating point:<text:tab/> <text:span text:style-name="T1">Decimal numbers, negative and positive. No methods used commonly.</text:span></text:p>
      <text:p text:style-name="P92"/>
      <text:p text:style-name="P101">Operations:</text:p>
      <text:p text:style-name="P88">x + y <text:s/>→<text:span text:style-name="T53"> </text:span>sum of x and y</text:p>
      <text:p text:style-name="P88">x - y <text:s text:c="2"/>→<text:span text:style-name="T53"> </text:span>difference of x and y</text:p>
      <text:p text:style-name="P88">x * y <text:s/>→<text:span text:style-name="T54"> <text:s/></text:span>product of x and y</text:p>
      <text:p text:style-name="P88">x / y <text:s text:c="2"/>→<text:span text:style-name="T54"> <text:s/></text:span>quotient of x and y</text:p>
      <text:p text:style-name="P88">x // y <text:s/>→<text:span text:style-name="T55"> <text:s/></text:span>floored quotient of x and y</text:p>
      <text:p text:style-name="P88">x % y →<text:span text:style-name="T55"> <text:s/></text:span>remainder of x / y</text:p>
      <text:p text:style-name="P88">-x <text:s text:c="6"/>→<text:span text:style-name="T56"> <text:s/></text:span>x negated</text:p>
      <text:p text:style-name="P88">+x <text:s text:c="5"/>→<text:span text:style-name="T56"> <text:s/></text:span>x unchanged</text:p>
      <text:p text:style-name="P88"/>
      <text:p text:style-name="P84"><text:span text:style-name="T36">Converting:</text:span><text:span text:style-name="T39"> </text:span><text:span text:style-name="T1"><text:tab/><text:tab/><text:tab/></text:span></text:p>
      <text:p text:style-name="P84">Convert float to int:</text:p>
      <text:p text:style-name="P88">&gt;&gt;&gt; int(12.23)</text:p>
      <text:p text:style-name="P88">12</text:p>
      <text:p text:style-name="P81"/>
      <text:p text:style-name="P84">Convert int to float:</text:p>
      <text:p text:style-name="P88">&gt;&gt;&gt; float(20)</text:p>
      <text:p text:style-name="P88">20.0</text:p>
      <text:p text:style-name="P81"/>
      <text:p text:style-name="P84"><text:soft-page-break/>Convert float to str:</text:p>
      <text:p text:style-name="P88">&gt;&gt;&gt; str(23423)</text:p>
      <text:p text:style-name="P88">'23423'</text:p>
      <text:p text:style-name="P88"/>
      <text:p text:style-name="P89">And so on.</text:p>
      <text:p text:style-name="P159"/>
      <text:p text:style-name="P81"/>
      <text:p text:style-name="P61">Booleans <text:span text:style-name="T59">(bool)</text:span> and None: <text:span text:style-name="T57">Pronunced Buulean</text:span></text:p>
      <text:p text:style-name="P81"/>
      <text:p text:style-name="P90"><text:a xlink:type="simple" xlink:href="https://docs.python.org/3/library/stdtypes.html#truth-value-testing" text:style-name="Internet_20_link" text:visited-style-name="Visited_20_Internet_20_Link">Python documentation:</text:a></text:p>
      <text:p text:style-name="P95"/>
      <text:p text:style-name="P96"><text:span text:style-name="T21">T</text:span>rue and <text:span text:style-name="T21">F</text:span>alse, both have to have the capital letter. <text:span text:style-name="T58">No methods called normally.</text:span></text:p>
      <text:p text:style-name="P81"/>
      <text:p text:style-name="P81">&gt;&gt;&gt;<text:span text:style-name="T21"> T</text:span>rue</text:p>
      <text:p text:style-name="P81">True</text:p>
      <text:p text:style-name="P81"/>
      <text:p text:style-name="P81">&gt;&gt;&gt; <text:span text:style-name="T21">t</text:span>rue</text:p>
      <text:p text:style-name="P81">Traceback (most recent call last):</text:p>
      <text:p text:style-name="P81"><text:s text:c="2"/>File "&lt;stdin&gt;", line 1, in &lt;module&gt;</text:p>
      <text:p text:style-name="P81">NameError: name 'true' is not defined</text:p>
      <text:p text:style-name="P81"/>
      <text:p text:style-name="P81">&gt;&gt;&gt; type(True)</text:p>
      <text:p text:style-name="P81">&lt;class 'bool'&gt;</text:p>
      <text:p text:style-name="P81"/>
      <text:p text:style-name="P97">If is empty is False and if contains information is True:</text:p>
      <text:p text:style-name="P82"/>
      <text:p text:style-name="P81">&gt;&gt;&gt; bool()</text:p>
      <text:p text:style-name="P81">False</text:p>
      <text:p text:style-name="P81"/>
      <text:p text:style-name="P81">&gt;&gt;&gt; bool({})</text:p>
      <text:p text:style-name="P81">False</text:p>
      <text:p text:style-name="P81"/>
      <text:p text:style-name="P81">&gt;&gt;&gt; bool(23423)</text:p>
      <text:p text:style-name="P81">True</text:p>
      <text:p text:style-name="P81"/>
      <text:p text:style-name="P81">&gt;&gt;&gt; bool("asdfasdf")</text:p>
      <text:p text:style-name="P81">True</text:p>
      <text:p text:style-name="P81"/>
      <text:p text:style-name="P81"/>
      <text:p text:style-name="P98"><text:span text:style-name="T21">None:</text:span> With capital N. Is the same than null,undefined, etc. Have no value, <text:span text:style-name="T60">returns nothing. Represent nothingness. Sometimes we need to create a variable with no value to it we use None.</text:span></text:p>
      <text:p text:style-name="P159"/>
      <text:p text:style-name="P81"/>
      <text:p text:style-name="P62">Variables:</text:p>
      <text:p text:style-name="P81"/>
      <text:p text:style-name="P81">&gt;&gt;&gt; my_str = "This is a simple string"</text:p>
      <text:p text:style-name="P81">&gt;&gt;&gt; </text:p>
      <text:p text:style-name="P81"/>
      <text:p text:style-name="P81">&gt;&gt;&gt; print(my_str)</text:p>
      <text:p text:style-name="P81">This is a simple string</text:p>
      <text:p text:style-name="P81">&gt;&gt;&gt; </text:p>
      <text:p text:style-name="P85"><text:soft-page-break/>Add something to the end of the variable: <text:s/><text:span text:style-name="T62">+= </text:span><text:span text:style-name="T7">addition assigment operation</text:span></text:p>
      <text:p text:style-name="P81">&gt;&gt;&gt; my_str <text:span text:style-name="T21">+= </text:span>" POLLA"</text:p>
      <text:p text:style-name="P81">&gt;&gt;&gt; print(my_str)</text:p>
      <text:p text:style-name="P81">This is a simple string POLLA</text:p>
      <text:p text:style-name="P81"/>
      <text:p text:style-name="P86">Do the same in another way:</text:p>
      <text:p text:style-name="P93">&gt;&gt;&gt; my_str = my_str + " CULO"</text:p>
      <text:p text:style-name="P100"/>
      <text:p text:style-name="P79">&gt;&gt;&gt; print(my_str)</text:p>
      <text:p text:style-name="P79">This is a simple string POLLA CULO</text:p>
      <text:p text:style-name="P79"/>
      <text:p text:style-name="P99">You can not change a string but you can add things at the end.</text:p>
      <text:p text:style-name="P99"/>
      <text:p text:style-name="P87">You can change the data type:</text:p>
      <text:p text:style-name="P79"/>
      <text:p text:style-name="P91">&gt;&gt;&gt; my_str = 1</text:p>
      <text:p text:style-name="P91">&gt;&gt;&gt; my_str</text:p>
      <text:p text:style-name="P91">1</text:p>
      <text:p text:style-name="P91">&gt;&gt;&gt; type(my_str)</text:p>
      <text:p text:style-name="P91">&lt;class 'int'&gt;</text:p>
      <text:p text:style-name="P91"/>
      <text:p text:style-name="P91"/>
      <text:p text:style-name="P94"><text:span text:style-name="T21">You can assing a new variable based on a previous old variable</text:span> and if you change the value of the old one the new one will keep the old data, for instance:</text:p>
      <text:p text:style-name="P94"/>
      <text:p text:style-name="P94">&gt;&gt;&gt; my_str <text:s text:c="7"/>→<text:span text:style-name="T61"> my_str have 1 as a value.</text:span></text:p>
      <text:p text:style-name="P94">1</text:p>
      <text:p text:style-name="P94"/>
      <text:p text:style-name="P94">&gt;&gt;&gt; my_int = my_str <text:s text:c="2"/>→<text:span text:style-name="T61"> we assign the value of my_str to the new variable my_int</text:span></text:p>
      <text:p text:style-name="P94">&gt;&gt;&gt; my_int</text:p>
      <text:p text:style-name="P94">1</text:p>
      <text:p text:style-name="P94"/>
      <text:p text:style-name="P94">&gt;&gt;&gt; my_str = "testing" <text:s/>→<text:span text:style-name="T61"> and if we change the value of my_str, the other variable is still having </text:span></text:p>
      <text:p text:style-name="P94">&gt;&gt;&gt; <text:tab/><text:tab/><text:tab/> <text:s text:c="9"/><text:span text:style-name="T61">holding the old data, 1 in this example.</text:span><text:tab/></text:p>
      <text:p text:style-name="P94">&gt;&gt;&gt; my_int</text:p>
      <text:p text:style-name="P94">1</text:p>
      <text:p text:style-name="P160"/>
      <text:p text:style-name="P94"/>
      <text:p text:style-name="P63">Lists (lst): <text:span text:style-name="T72">[]</text:span></text:p>
      <text:p text:style-name="P102"/>
      <text:p text:style-name="P102"/>
      <text:list xml:id="list1933777154" text:style-name="L2">
        <text:list-item>
          <text:p text:style-name="P165">Used all the time, <text:span text:style-name="T36">really important to know how it works.</text:span></text:p>
          <text:p text:style-name="P185"/>
        </text:list-item>
        <text:list-item>
          <text:p text:style-name="P166">Ordered sequence of objects, are mutable, can change it’s content.</text:p>
          <text:p text:style-name="P165"/>
        </text:list-item>
        <text:list-item>
          <text:p text:style-name="P167">To create a list you have to use square brakets [] and everyting inside the list is separated by a comma.</text:p>
          <text:p text:style-name="P168"/>
        </text:list-item>
        <text:list-item>
          <text:p text:style-name="P168">You can create a list that contains data types that are not the same,like:</text:p>
          <text:list>
            <text:list-item>
              <text:p text:style-name="P168">[1, ‘a’, True]</text:p>
            </text:list-item>
          </text:list>
        </text:list-item>
      </text:list>
      <text:p text:style-name="P104"/>
      <text:p text:style-name="P134"/>
      <text:p text:style-name="P134"><text:soft-page-break/></text:p>
      <text:p text:style-name="P134"/>
      <text:p text:style-name="P134"><text:span text:style-name="T41">Indexing</text:span><text:span text:style-name="T63">, also called Subscript operation: </text:span><text:span text:style-name="T1">Read something inside the list.</text:span></text:p>
      <text:p text:style-name="P104">&gt;&gt;&gt; my_list = [1,2,3,4,5]</text:p>
      <text:p text:style-name="P104">&gt;&gt;&gt; my_list[3] →<text:span text:style-name="T64"> 3 is the index I want to access. Starting from 0.</text:span></text:p>
      <text:p text:style-name="P104">4</text:p>
      <text:p text:style-name="P105">&gt;&gt;&gt;</text:p>
      <text:p text:style-name="P105"/>
      <text:p text:style-name="P152">Another example:</text:p>
      <text:p text:style-name="P105">&gt;&gt;&gt; other_list=[True,'Potatoe',23423,False,233,23]</text:p>
      <text:p text:style-name="P103">&gt;&gt;&gt; other_list[1]</text:p>
      <text:p text:style-name="P103">'Potatoe'</text:p>
      <text:p text:style-name="P103"/>
      <text:p text:style-name="P103"/>
      <text:p text:style-name="P135">How to know the lenth of the list:</text:p>
      <text:p text:style-name="P106">&gt;&gt;&gt; len(my_list)</text:p>
      <text:p text:style-name="P106">5</text:p>
      <text:p text:style-name="P106">&gt;&gt;&gt; len(other_list)</text:p>
      <text:p text:style-name="P106">6</text:p>
      <text:p text:style-name="P102"/>
      <text:p text:style-name="P136">Print the content of the list:</text:p>
      <text:p text:style-name="P102">&gt;&gt;&gt; print(my_list)</text:p>
      <text:p text:style-name="P102">[1, 2, 3, 4, 5]</text:p>
      <text:p text:style-name="P102"/>
      <text:p text:style-name="P102">&gt;&gt;&gt; print(other_list)</text:p>
      <text:p text:style-name="P102">[True, 'Potatoe', 23423, False, 233, 23]</text:p>
      <text:p text:style-name="P102"/>
      <text:p text:style-name="P137">Negative indexes: <text:span text:style-name="T8">Prints in the oposite direction.</text:span></text:p>
      <text:p text:style-name="P117">&gt;&gt;&gt; print(other_list)</text:p>
      <text:p text:style-name="P117">[True, 'Potatoe', 23423, False, 233, 23]</text:p>
      <text:p text:style-name="P117"/>
      <text:p text:style-name="P117">&gt;&gt;&gt; other_list[-1]</text:p>
      <text:p text:style-name="P117">23</text:p>
      <text:p text:style-name="P117">&gt;&gt;&gt; other_list[-2]</text:p>
      <text:p text:style-name="P117">233</text:p>
      <text:p text:style-name="P117">&gt;&gt;&gt; other_list[-3]</text:p>
      <text:p text:style-name="P117">False</text:p>
      <text:p text:style-name="P117">&gt;&gt;&gt; other_list[-4]</text:p>
      <text:p text:style-name="P117">23423</text:p>
      <text:p text:style-name="P117">&gt;&gt;&gt; other_list[-5]</text:p>
      <text:p text:style-name="P117">'Potatoe'</text:p>
      <text:p text:style-name="P117">&gt;&gt;&gt; other_list[-6]</text:p>
      <text:p text:style-name="P117">True</text:p>
      <text:p text:style-name="P102"/>
      <text:p text:style-name="P107"><text:span text:style-name="T37">Slicing</text:span>: We provide the starting index and the ending one.</text:p>
      <text:p text:style-name="P102"/>
      <text:p text:style-name="P102">&gt;&gt;&gt; print(other_list)</text:p>
      <text:p text:style-name="P102">[True, 'Potatoe', 23423, False, 233, 23]</text:p>
      <text:p text:style-name="P102"/>
      <text:p text:style-name="P102">&gt;&gt;&gt; other_list[0:2] <text:s/>→<text:span text:style-name="T65"> it will show the 0 and 1 index, not the second one is not included.</text:span></text:p>
      <text:p text:style-name="P102">[True, 'Potatoe']</text:p>
      <text:p text:style-name="P102"/>
      <text:p text:style-name="P102"><text:soft-page-break/>&gt;&gt;&gt; other_list[1:] <text:s/>→<text:span text:style-name="T65"> show everything from the index one, which is included until the end.</text:span></text:p>
      <text:p text:style-name="P102">['Potatoe', 23423, False, 233, 23]</text:p>
      <text:p text:style-name="P102">&gt;&gt;&gt; other_list[:3] <text:s/>→<text:span text:style-name="T66"> print from the beginning, index 0 to the index 2, the index 3 is not included.</text:span></text:p>
      <text:p text:style-name="P102">[True, 'Potatoe', 23423]</text:p>
      <text:p text:style-name="P102"/>
      <text:p text:style-name="P102">&gt;&gt;&gt; other_list[0:5:2] →<text:span text:style-name="T67"> from index 0 to index 4 and takings steps of two.</text:span></text:p>
      <text:p text:style-name="P102">[True, 23423, 233]</text:p>
      <text:p text:style-name="P102"/>
      <text:p text:style-name="P138">How to change things inside of the list: <text:span text:style-name="T1">Using the asign operation.</text:span></text:p>
      <text:p text:style-name="P138"/>
      <text:p text:style-name="P108">&gt;&gt;&gt; other_list[4] = 888.44</text:p>
      <text:p text:style-name="P102">&gt;&gt;&gt; print (other_list)</text:p>
      <text:p text:style-name="P102">[True, 'Potatoe', 23423, False, 888.44, 23]</text:p>
      <text:p text:style-name="P102"/>
      <text:p text:style-name="P102">&gt;&gt;&gt; other_list[5] = "Oranges"</text:p>
      <text:p text:style-name="P102">&gt;&gt;&gt; print(other_list)</text:p>
      <text:p text:style-name="P102">[True, 'Potatoe', 23423, False, 888.44, 'Oranges']</text:p>
      <text:p text:style-name="P109"/>
      <text:p text:style-name="P139"><text:span text:style-name="T68">Method </text:span>Append:</text:p>
      <text:p text:style-name="P102">&gt;&gt;&gt; other_list.<text:span text:style-name="T21">append</text:span>("Monkey")</text:p>
      <text:p text:style-name="P102"/>
      <text:p text:style-name="P102">&gt;&gt;&gt; print(other_list)</text:p>
      <text:p text:style-name="P102">[True, 'Potatoe', 23423, False, 888.44, 'Oranges', '<text:span text:style-name="T21">Monkey'</text:span>]</text:p>
      <text:p text:style-name="P102"/>
      <text:p text:style-name="P140">Concatenation:</text:p>
      <text:p text:style-name="P110">&gt;&gt;&gt; other_list <text:span text:style-name="T21">+</text:span> [33333, "AAAAA"] <text:s text:c="2"/>→ is not appending nothing, just showing it.</text:p>
      <text:p text:style-name="P110">[True, 'Potatoe', 23423, False, 888.44, 'Oranges', 'Monkey', 33333, 'AAAAA']</text:p>
      <text:p text:style-name="P110">&gt;&gt;&gt; other_list</text:p>
      <text:p text:style-name="P110">[True, 'Potatoe', 23423, False, 888.44, 'Oranges', 'Monkey'] <text:s/>→ as you can see when we call the list nothing has been appended.</text:p>
      <text:p text:style-name="P110"/>
      <text:p text:style-name="P153">This one is appending the new characters:</text:p>
      <text:p text:style-name="P110">&gt;&gt;&gt; other_list <text:span text:style-name="T21">+=</text:span> ["WWWWWW",22222]</text:p>
      <text:p text:style-name="P110">&gt;&gt;&gt; other_list</text:p>
      <text:p text:style-name="P110">[True, 'Potatoe', 23423, False, 888.44, 'Oranges', 'Monkey', 'WWWWWW', 22222]</text:p>
      <text:p text:style-name="P110"/>
      <text:p text:style-name="P153">Change values using ranges:</text:p>
      <text:p text:style-name="P111">&gt;&gt;&gt; other_list[1:4] = ["Bananas",55555,True]</text:p>
      <text:p text:style-name="P111">&gt;&gt;&gt; other_list</text:p>
      <text:p text:style-name="P111">[True, 'Bananas', 55555, True, 888.44, 'Oranges', 'Monkey', 'WWWWWW', 22222]</text:p>
      <text:p text:style-name="P111"/>
      <text:p text:style-name="P154">Change values and add a new one:</text:p>
      <text:p text:style-name="P112">&gt;&gt;&gt; other_list[4:7] = ["APLES","dog","CAT","horse"]</text:p>
      <text:p text:style-name="P112">&gt;&gt;&gt; other_list</text:p>
      <text:p text:style-name="P112">[True, 'Bananas', 55555, True, 'APLES', 'dog', 'CAT', 'horse', 'WWWWWW', 22222]</text:p>
      <text:p text:style-name="P112"/>
      <text:p text:style-name="P112"/>
      <text:p text:style-name="P112"/>
      <text:p text:style-name="P113"/>
      <text:p text:style-name="P113"/>
      <text:p text:style-name="P113"/>
      <text:p text:style-name="P113"/>
      <text:p text:style-name="P155"><text:soft-page-break/>Remove stuff:</text:p>
      <text:p text:style-name="P113">&gt;&gt;&gt; other_list</text:p>
      <text:p text:style-name="P113">[True, 'Bananas', 55555, True, 'APLES', 'dog', 'CAT', 'horse', 'WWWWWW', 22222]</text:p>
      <text:p text:style-name="P113"/>
      <text:p text:style-name="P113">&gt;&gt;&gt; len(other_list)</text:p>
      <text:p text:style-name="P113">10</text:p>
      <text:p text:style-name="P113"/>
      <text:p text:style-name="P113">&gt;&gt;&gt; other_list[4:] = []</text:p>
      <text:p text:style-name="P113"/>
      <text:p text:style-name="P113">&gt;&gt;&gt; other_list</text:p>
      <text:p text:style-name="P113">[True, 'Bananas', 55555, True]</text:p>
      <text:p text:style-name="P113"/>
      <text:p text:style-name="P113">&gt;&gt;&gt; len(other_list)</text:p>
      <text:p text:style-name="P113">4</text:p>
      <text:p text:style-name="P113"/>
      <text:p text:style-name="P141"><text:span text:style-name="T69">R</text:span>emove <text:span text:style-name="T69">method:</text:span></text:p>
      <text:p text:style-name="P114"/>
      <text:p text:style-name="P114">&gt;&gt;&gt; other_list.<text:span text:style-name="T21">remove</text:span>(True)</text:p>
      <text:p text:style-name="P114"/>
      <text:p text:style-name="P114">&gt;&gt;&gt; other_list</text:p>
      <text:p text:style-name="P114">['Bananas', 55555, True]</text:p>
      <text:p text:style-name="P113"/>
      <text:p text:style-name="P113"/>
      <text:p text:style-name="P142">Pop method:</text:p>
      <text:p text:style-name="P116">Removes from the end of the list if you call by default.</text:p>
      <text:p text:style-name="P116"/>
      <text:p text:style-name="P115">&gt;&gt;&gt; other_list.<text:span text:style-name="T21">pop</text:span>()</text:p>
      <text:p text:style-name="P115">True</text:p>
      <text:p text:style-name="P115">&gt;&gt;&gt; other_list</text:p>
      <text:p text:style-name="P115">['Bananas', 55555]</text:p>
      <text:p text:style-name="P115"/>
      <text:p text:style-name="P116">You can pass in the index to remove.</text:p>
      <text:p text:style-name="P116"/>
      <text:p text:style-name="P161"/>
      <text:p text:style-name="P116"/>
      <text:p text:style-name="P64">Tuples / t<text:span text:style-name="T71">u</text:span>pl<text:span text:style-name="T71">e</text:span>: <text:span text:style-name="T72">()</text:span></text:p>
      <text:p text:style-name="P118"/>
      <text:p text:style-name="P118">Most common immutable sequence type.</text:p>
      <text:p text:style-name="P118"/>
      <text:p text:style-name="P119"><text:span text:style-name="T21">Example</text:span>: <text:s/>point = (2.0, 3.0) <text:s/>→<text:span text:style-name="T70"> you have an X and a Y cordinade and a tuple can represent that. Because is always gonna be the same, is not gonna get bigger or smaller.</text:span></text:p>
      <text:p text:style-name="P119"/>
      <text:p text:style-name="P120">Since is immutable we don’t have all these methods we had before, no remove, pop, etc.</text:p>
      <text:p text:style-name="P120"/>
      <text:p text:style-name="P120">&gt;&gt;&gt; point_3d = point + (4.0,)</text:p>
      <text:p text:style-name="P120">&gt;&gt;&gt; point_3d</text:p>
      <text:p text:style-name="P120">(2.0, 3.0, 4.0)</text:p>
      <text:p text:style-name="P120"/>
      <text:p text:style-name="P120"/>
      <text:p text:style-name="P120"/>
      <text:p text:style-name="P120"/>
      <text:p text:style-name="P120"/>
      <text:p text:style-name="P120"><text:soft-page-break/>&gt;&gt;&gt; x,y,z = point_3d</text:p>
      <text:p text:style-name="P120">&gt;&gt;&gt; x</text:p>
      <text:p text:style-name="P120">2.0</text:p>
      <text:p text:style-name="P120">&gt;&gt;&gt; y</text:p>
      <text:p text:style-name="P120">3.0</text:p>
      <text:p text:style-name="P120">&gt;&gt;&gt; z</text:p>
      <text:p text:style-name="P120">4.0</text:p>
      <text:p text:style-name="P120"/>
      <text:p text:style-name="P120">The time you’re most likely to see tuples will be when looking at a format string that’s compatible with Python 2:</text:p>
      <text:p text:style-name="P120"/>
      <text:p text:style-name="P143">This works:</text:p>
      <text:p text:style-name="P120">&gt;&gt;&gt; print("My name is: %s %s" % ("John", "Smith"))</text:p>
      <text:p text:style-name="P120">My name is: John Smith</text:p>
      <text:p text:style-name="P120"/>
      <text:p text:style-name="P143">This don’t work:</text:p>
      <text:p text:style-name="P121">&gt;&gt;&gt; print("My name is: %s %s" % ("John", "Smith", 1))</text:p>
      <text:p text:style-name="P121">Traceback (most recent call last):</text:p>
      <text:p text:style-name="P121"><text:s text:c="2"/>File "&lt;stdin&gt;", line 1, in &lt;module&gt;</text:p>
      <text:p text:style-name="P121">TypeError: not all arguments converted during string formatting</text:p>
      <text:p text:style-name="P120"/>
      <text:p text:style-name="P120"/>
      <text:p text:style-name="P144">Not necessary to add 2 parentesys:</text:p>
      <text:p text:style-name="P122">&gt;&gt;&gt; print("My name is: %s" % "John")</text:p>
      <text:p text:style-name="P122">My name is: John</text:p>
      <text:p text:style-name="P162"/>
      <text:p text:style-name="P122"/>
      <text:p text:style-name="P122"/>
      <text:p text:style-name="P65">Dictionaries / dict: <text:span text:style-name="T72">{:,}</text:span></text:p>
      <text:p text:style-name="P122"/>
      <text:p text:style-name="P122">&gt;&gt;&gt; ages = {'kevin': 59, 'alex': 29, 'bob': 40}</text:p>
      <text:p text:style-name="P126">Kevin is the key</text:p>
      <text:p text:style-name="P126">59 is the value</text:p>
      <text:p text:style-name="P126"/>
      <text:p text:style-name="P148">Keys needs to be unique.</text:p>
      <text:p text:style-name="P122"/>
      <text:p text:style-name="P122">&gt;&gt;&gt; ages</text:p>
      <text:p text:style-name="P122">{'kevin': 59, 'alex': 29, 'bob': 40}</text:p>
      <text:p text:style-name="P122"/>
      <text:p text:style-name="P145">Show me the content of a key:</text:p>
      <text:p text:style-name="P123">&gt;&gt;&gt; ages['kevin']</text:p>
      <text:p text:style-name="P123">59</text:p>
      <text:p text:style-name="P123"/>
      <text:p text:style-name="P146">Add something:</text:p>
      <text:p text:style-name="P124">&gt;&gt;&gt; ages['kayla'] = 21</text:p>
      <text:p text:style-name="P124">&gt;&gt;&gt; ages</text:p>
      <text:p text:style-name="P124">{'kevin': 59, 'alex': 29, 'bob': 40, 'kayla': 21}</text:p>
      <text:p text:style-name="P123"/>
      <text:p text:style-name="P147">Modify:</text:p>
      <text:p text:style-name="P125">&gt;&gt;&gt; ages['kayla'] = 40</text:p>
      <text:p text:style-name="P125">{'kevin': 59, 'alex': 29, 'bob': 40, 'kayla': 40}</text:p>
      <text:p text:style-name="P125"/>
      <text:p text:style-name="P149"><text:soft-page-break/>Remove things:</text:p>
      <text:p text:style-name="P127"/>
      <text:p text:style-name="P128"><text:span text:style-name="T21">Del:</text:span> <text:span text:style-name="T74">We can use the built in </text:span><text:span text:style-name="T23">del </text:span><text:span text:style-name="T74">keyboard: Be careful, this can delete entire dictionaries, better to use other methods:</text:span></text:p>
      <text:p text:style-name="P127"/>
      <text:p text:style-name="P125">&gt;&gt;&gt; del ages['kevin']</text:p>
      <text:p text:style-name="P125">&gt;&gt;&gt; ages</text:p>
      <text:p text:style-name="P125">{'alex': 29, 'bob': 40, 'kayla': 40}</text:p>
      <text:p text:style-name="P129"/>
      <text:p text:style-name="P150"><text:span text:style-name="T75">Method </text:span>Pop: <text:span text:style-name="T9">A safer way</text:span></text:p>
      <text:p text:style-name="P125">&gt;&gt;&gt; ages<text:span text:style-name="T21">.pop</text:span>('bob')</text:p>
      <text:p text:style-name="P125">40</text:p>
      <text:p text:style-name="P125">&gt;&gt;&gt; ages</text:p>
      <text:p text:style-name="P125">{'alex': 29, 'kayla': 40}</text:p>
      <text:p text:style-name="P125"/>
      <text:p text:style-name="P151">How to know all the <text:span text:style-name="T76">keys</text:span> inside the dictionary: <text:span text:style-name="T10">but don’t care about the values</text:span></text:p>
      <text:p text:style-name="P130">Method Keys:</text:p>
      <text:p text:style-name="P130"/>
      <text:p text:style-name="P125">&gt;&gt;&gt; ages.keys()</text:p>
      <text:p text:style-name="P125">dict_keys(['alex', 'kayla'])</text:p>
      <text:p text:style-name="P125"/>
      <text:p text:style-name="P125"/>
      <text:p text:style-name="P131">Dict_keys is returning a list, because is between parenthesis, so we can use a list to get the keys too:</text:p>
      <text:p text:style-name="P125">&gt;&gt;&gt; <text:span text:style-name="T21">list</text:span>(ages.<text:span text:style-name="T21">keys</text:span>())</text:p>
      <text:p text:style-name="P125">['alex', 'kayla']</text:p>
      <text:p text:style-name="P125"/>
      <text:p text:style-name="P125"/>
      <text:p text:style-name="P132"><text:span text:style-name="T21">Get the values:</text:span><text:line-break/><text:span text:style-name="T73">&gt;&gt;&gt; ages.values()</text:span></text:p>
      <text:p text:style-name="P125">dict_values([29, 40])</text:p>
      <text:p text:style-name="P125"/>
      <text:p text:style-name="P133">The same using lists:</text:p>
      <text:p text:style-name="P125">&gt;&gt;&gt; list(ages.values())</text:p>
      <text:p text:style-name="P125">[29, 40]</text:p>
      <text:p text:style-name="P125"/>
      <text:p text:style-name="P125">There are a few other ways to create dictionaries that we might see, those being those that use the dict constructor with key/value arguments and a list of tuples:</text:p>
      <text:p text:style-name="P125"/>
      <text:p text:style-name="P125">&gt;&gt;&gt; weights = dict(kevin=160, bob=240, kayla=135)</text:p>
      <text:p text:style-name="P125">&gt;&gt;&gt; weights</text:p>
      <text:p text:style-name="P125">{'kevin': 160, 'bob': 240, 'kayla': 135}</text:p>
      <text:p text:style-name="P125"/>
      <text:p text:style-name="P125">&gt;&gt;&gt; colors = dict([('kevin', 'blue'), ('bob', 'green'), ('kayla', 'red')])</text:p>
      <text:p text:style-name="P125">&gt;&gt;&gt; colors</text:p>
      <text:p text:style-name="P125">{'kevin': 'blue', 'bob': 'green', 'kayla': 'red'}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94"><text:soft-page-break/></text:p>
      <text:p text:style-name="P125"/>
      <text:p text:style-name="P190">Conditionals and Comparisons:</text:p>
      <text:p text:style-name="P125"/>
      <text:p text:style-name="P193"><text:span text:style-name="T21">Comparison</text:span>:</text:p>
      <text:p text:style-name="P19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96">Operation</text:p>
            </table:table-cell>
            <table:table-cell table:style-name="Table2.A1" office:value-type="string">
              <text:p text:style-name="P196">Meaning</text:p>
            </table:table-cell>
          </table:table-row>
        </table:table-header-rows>
        <table:table-row>
          <table:table-cell table:style-name="Table2.A2" office:value-type="string">
            <text:p text:style-name="P195"><text:span text:style-name="Source_20_Text"><text:span text:style-name="T78">&lt;</text:span></text:span></text:p>
          </table:table-cell>
          <table:table-cell table:style-name="Table2.A2" office:value-type="string">
            <text:p text:style-name="P195">strictly less than</text:p>
          </table:table-cell>
        </table:table-row>
        <table:table-row>
          <table:table-cell table:style-name="Table2.A2" office:value-type="string">
            <text:p text:style-name="P195"><text:span text:style-name="Source_20_Text"><text:span text:style-name="T78">&lt;=</text:span></text:span></text:p>
          </table:table-cell>
          <table:table-cell table:style-name="Table2.A2" office:value-type="string">
            <text:p text:style-name="P195">less than or equal</text:p>
          </table:table-cell>
        </table:table-row>
        <table:table-row>
          <table:table-cell table:style-name="Table2.A2" office:value-type="string">
            <text:p text:style-name="P195"><text:span text:style-name="Source_20_Text"><text:span text:style-name="T78">&gt;</text:span></text:span></text:p>
          </table:table-cell>
          <table:table-cell table:style-name="Table2.A2" office:value-type="string">
            <text:p text:style-name="P195">strictly greater than</text:p>
          </table:table-cell>
        </table:table-row>
        <table:table-row>
          <table:table-cell table:style-name="Table2.A2" office:value-type="string">
            <text:p text:style-name="P195"><text:span text:style-name="Source_20_Text"><text:span text:style-name="T78">&gt;=</text:span></text:span></text:p>
          </table:table-cell>
          <table:table-cell table:style-name="Table2.A2" office:value-type="string">
            <text:p text:style-name="P195">greater than or equal</text:p>
          </table:table-cell>
        </table:table-row>
        <table:table-row>
          <table:table-cell table:style-name="Table2.A2" office:value-type="string">
            <text:p text:style-name="P195"><text:span text:style-name="Source_20_Text"><text:span text:style-name="T78">==</text:span></text:span></text:p>
          </table:table-cell>
          <table:table-cell table:style-name="Table2.A2" office:value-type="string">
            <text:p text:style-name="P195">equal</text:p>
          </table:table-cell>
        </table:table-row>
        <table:table-row>
          <table:table-cell table:style-name="Table2.A2" office:value-type="string">
            <text:p text:style-name="P195"><text:span text:style-name="Source_20_Text"><text:span text:style-name="T78">!=</text:span></text:span></text:p>
          </table:table-cell>
          <table:table-cell table:style-name="Table2.A2" office:value-type="string">
            <text:p text:style-name="P195">not equal</text:p>
          </table:table-cell>
        </table:table-row>
        <table:table-row>
          <table:table-cell table:style-name="Table2.A2" office:value-type="string">
            <text:p text:style-name="P195"><text:span text:style-name="Source_20_Text"><text:span text:style-name="T78">is</text:span></text:span></text:p>
          </table:table-cell>
          <table:table-cell table:style-name="Table2.A2" office:value-type="string">
            <text:p text:style-name="P195">object identity</text:p>
          </table:table-cell>
        </table:table-row>
        <table:table-row>
          <table:table-cell table:style-name="Table2.A2" office:value-type="string">
            <text:p text:style-name="P195"><text:span text:style-name="Source_20_Text"><text:span text:style-name="T78">is not</text:span></text:span></text:p>
          </table:table-cell>
          <table:table-cell table:style-name="Table2.A2" office:value-type="string">
            <text:p text:style-name="P195">negated object identity</text:p>
          </table:table-cell>
        </table:table-row>
      </table:table>
      <text:p text:style-name="P171"/>
      <text:p text:style-name="P171"/>
      <text:p text:style-name="P186"/>
      <text:p text:style-name="P186">Between int and float:</text:p>
      <text:p text:style-name="P171"/>
      <text:p text:style-name="P171">&gt;&gt;&gt; 2==1 <text:s text:c="2"/>→ 2 is equal to 1</text:p>
      <text:p text:style-name="P171">False</text:p>
      <text:p text:style-name="P171"/>
      <text:p text:style-name="P171">&gt;&gt;&gt; 2!=1 <text:s text:c="3"/>2 is not equal to 1</text:p>
      <text:p text:style-name="P171">True</text:p>
      <text:p text:style-name="P171"/>
      <text:p text:style-name="P171">&gt;&gt;&gt; 1&lt;2 → <text:s text:c="3"/>1 is smaller than 2</text:p>
      <text:p text:style-name="P171">True</text:p>
      <text:p text:style-name="P170"/>
      <text:p text:style-name="P125">&gt;&gt;&gt; 1&gt;2</text:p>
      <text:p text:style-name="P125">False</text:p>
      <text:p text:style-name="P125"/>
      <text:p text:style-name="P125">&gt;&gt;&gt; 3.0 &gt; 4 <text:s/>→<text:span text:style-name="T77"> 3.0 is greater than 4</text:span></text:p>
      <text:p text:style-name="P125">False</text:p>
      <text:p text:style-name="P125"/>
      <text:p text:style-name="P125">&gt;&gt;&gt; 3.0 &gt; 4.0 <text:s/>→<text:span text:style-name="T77"> 3.0 is greater than 4.0</text:span></text:p>
      <text:p text:style-name="P125">False</text:p>
      <text:p text:style-name="P125">&gt;&gt;&gt; 3.0 &gt; 2.3885</text:p>
      <text:p text:style-name="P125">True</text:p>
      <text:p text:style-name="P125"/>
      <text:p text:style-name="P125"/>
      <text:p text:style-name="P174">Doesn’t work with int/float and str:</text:p>
      <text:p text:style-name="P125"/>
      <text:p text:style-name="P125">&gt;&gt;&gt; 3&lt;= "this"</text:p>
      <text:p text:style-name="P125">Traceback (most recent call last):</text:p>
      <text:p text:style-name="P125"><text:s text:c="2"/>File "&lt;stdin&gt;", line 1, in &lt;module&gt;</text:p>
      <text:p text:style-name="P125">TypeError: '&lt;=' <text:span text:style-name="T36">not supported between instances of 'int' and 'str'</text:span></text:p>
      <text:p text:style-name="P125"/>
      <text:p text:style-name="P125"><text:soft-page-break/></text:p>
      <text:p text:style-name="P175">Casting:</text:p>
      <text:p text:style-name="P125">&gt;&gt;&gt; 1.1 == "1.1"</text:p>
      <text:p text:style-name="P125">False</text:p>
      <text:p text:style-name="P125">&gt;&gt;&gt; 1.1 == float("1.1")</text:p>
      <text:p text:style-name="P125">True</text:p>
      <text:p text:style-name="P125"/>
      <text:p text:style-name="P125"/>
      <text:p text:style-name="P125"/>
      <text:p text:style-name="P125">&gt;&gt;&gt; 1.1 &gt;= "1.1"</text:p>
      <text:p text:style-name="P125">Traceback (most recent call last):</text:p>
      <text:p text:style-name="P125"><text:s text:c="2"/>File "&lt;stdin&gt;", line 1, in &lt;module&gt;</text:p>
      <text:p text:style-name="P125">TypeError: '&gt;=' not supported between instances of 'float' and 'str'</text:p>
      <text:p text:style-name="P125"/>
      <text:p text:style-name="P125"/>
      <text:p text:style-name="P176">Using str:</text:p>
      <text:p text:style-name="P125">&gt;&gt;&gt; "this" == "this"</text:p>
      <text:p text:style-name="P125">True</text:p>
      <text:p text:style-name="P125">&gt;&gt;&gt; "this" == "<text:span text:style-name="T21">T</text:span>his"</text:p>
      <text:p text:style-name="P125">False</text:p>
      <text:p text:style-name="P125"/>
      <text:p text:style-name="P125">&gt;&gt;&gt; 'b' &gt; 'a'</text:p>
      <text:p text:style-name="P125">True</text:p>
      <text:p text:style-name="P125"/>
      <text:p text:style-name="P125">&gt;&gt;&gt; 'abc' &gt; 'b'</text:p>
      <text:p text:style-name="P125">False</text:p>
      <text:p text:style-name="P125"/>
      <text:p text:style-name="P125">&gt;&gt;&gt; 'abc' &lt; 'b'</text:p>
      <text:p text:style-name="P125">True</text:p>
      <text:p text:style-name="P125"/>
      <text:p text:style-name="P125">&gt;&gt;&gt; 2 in [1,2,3]</text:p>
      <text:p text:style-name="P125">True</text:p>
      <text:p text:style-name="P125"/>
      <text:p text:style-name="P125">&gt;&gt;&gt; 22 in [1,2,3]</text:p>
      <text:p text:style-name="P125">False</text:p>
      <text:p text:style-name="P125"/>
      <text:p text:style-name="P125">&gt;&gt;&gt; 22 not in [1,2,3]</text:p>
      <text:p text:style-name="P125">True</text:p>
      <text:p text:style-name="P125"/>
      <text:p text:style-name="P191">Conditionals: <text:s/><text:span text:style-name="T79">if/elif/else</text:span></text:p>
      <text:p text:style-name="P172"><text:span text:style-name="T1"/></text:p>
      <text:p text:style-name="P177"><text:span text:style-name="T1">We have to use whitespaces to separate our code block. We will always use an indentation (sangria) of 4 spaces, you can use Tab.</text:span></text:p>
      <text:p text:style-name="P172"><text:span text:style-name="T1"/></text:p>
      <text:p text:style-name="P172"><text:span text:style-name="T1">&gt;&gt;&gt; if 1 == 1:</text:span></text:p>
      <text:p text:style-name="P172"><text:span text:style-name="T1">... <text:s text:c="4"/>print('this is true')</text:span></text:p>
      <text:p text:style-name="P172"><text:span text:style-name="T1">... </text:span></text:p>
      <text:p text:style-name="P172"><text:span text:style-name="T1">this is true</text:span></text:p>
      <text:p text:style-name="P172"><text:span text:style-name="T1"/></text:p>
      <text:p text:style-name="P172"><text:span text:style-name="T1"/></text:p>
      <text:p text:style-name="P172"><text:span text:style-name="T1"/></text:p>
      <text:p text:style-name="P172"><text:span text:style-name="T1"/></text:p>
      <text:p text:style-name="P172"><text:soft-page-break/><text:span text:style-name="T1"/></text:p>
      <text:p text:style-name="P172"><text:span text:style-name="T1"/></text:p>
      <text:p text:style-name="P172"><text:span text:style-name="T1">&gt;&gt;&gt; name = "Kevin"</text:span></text:p>
      <text:p text:style-name="P172"><text:span text:style-name="T1">&gt;&gt;&gt; if len(name) &gt;= 6:</text:span></text:p>
      <text:p text:style-name="P172"><text:span text:style-name="T1">... <text:s text:c="4"/>print("name is long")</text:span></text:p>
      <text:p text:style-name="P172"><text:span text:style-name="T1">... elif len(name) == 5:</text:span></text:p>
      <text:p text:style-name="P172"><text:span text:style-name="T1">... <text:s text:c="4"/>print("name is 5 characters")</text:span></text:p>
      <text:p text:style-name="P172"><text:span text:style-name="T1">... elif len(name) &gt;= 4:</text:span></text:p>
      <text:p text:style-name="P172"><text:span text:style-name="T1">... <text:s text:c="4"/>print("name is 4 or more")</text:span></text:p>
      <text:p text:style-name="P172"><text:span text:style-name="T1">... else:</text:span></text:p>
      <text:p text:style-name="P172"><text:span text:style-name="T1">... <text:s text:c="4"/>print("name is short")</text:span></text:p>
      <text:p text:style-name="P172"><text:span text:style-name="T1">...</text:span></text:p>
      <text:p text:style-name="P172"><text:span text:style-name="T1">name is 5 characters</text:span></text:p>
      <text:p text:style-name="P172"><text:span text:style-name="T1"/></text:p>
      <text:p text:style-name="P172"><text:span text:style-name="T1"/></text:p>
      <text:p text:style-name="P192">The while loop:</text:p>
      <text:p text:style-name="P178"><text:span text:style-name="T1"/></text:p>
      <text:p text:style-name="P179"><text:span text:style-name="T1">while CONDITION:</text:span></text:p>
      <text:p text:style-name="P179"><text:span text:style-name="T1"><text:tab/>block</text:span></text:p>
      <text:p text:style-name="P178"><text:span text:style-name="T1"/></text:p>
      <text:p text:style-name="P188"><text:span text:style-name="T1">Infinite loop:</text:span></text:p>
      <text:p text:style-name="P179"><text:span text:style-name="T1">while True: <text:s/><text:tab/>→ if the condition is true</text:span></text:p>
      <text:p text:style-name="P179"><text:span text:style-name="T1"><text:tab/>print(‘looping’) <text:s text:c="2"/>is gonna print looping, and it’s true so will do an infinite loop. </text:span><text:span text:style-name="T11">Ctrl +C to <text:tab/><text:tab/> <text:s text:c="15"/>cancel it.</text:span></text:p>
      <text:p text:style-name="P179"><text:span text:style-name="T11"/></text:p>
      <text:p text:style-name="P187"><text:span text:style-name="T1">Exercise:</text:span></text:p>
      <text:p text:style-name="P172"><text:span text:style-name="T1">&gt;&gt;&gt; count = 1 <text:s text:c="4"/>→</text:span><text:span text:style-name="T12"> declaring variable with value as 1</text:span></text:p>
      <text:p text:style-name="P172"><text:span text:style-name="T1">&gt;&gt;&gt; while count &lt;= 4: <text:s text:c="3"/>→</text:span><text:span text:style-name="T12"> while 1 is less or equal than one</text:span></text:p>
      <text:p text:style-name="P172"><text:span text:style-name="T1">... <text:s text:c="4"/>print('looping')<text:tab/> <text:s text:c="5"/>→</text:span><text:span text:style-name="T12"> print looping</text:span><text:span text:style-name="T1"><text:tab/></text:span></text:p>
      <text:p text:style-name="P172"><text:span text:style-name="T1">... <text:s text:c="4"/>count += 1<text:tab/> <text:s text:c="5"/>→</text:span><text:span text:style-name="T12"> and add 1 to count in each iteration, so will print 4 looping.</text:span><text:span text:style-name="T1"><text:tab/></text:span></text:p>
      <text:p text:style-name="P172"><text:span text:style-name="T1">... </text:span></text:p>
      <text:p text:style-name="P172"><text:span text:style-name="T1">looping <text:s/>→</text:span><text:span text:style-name="T13"> count is 1</text:span></text:p>
      <text:p text:style-name="P172"><text:span text:style-name="T1">looping <text:s text:c="2"/>→</text:span><text:span text:style-name="T13"> added 1 to count, so now is 2</text:span></text:p>
      <text:p text:style-name="P173"><text:span text:style-name="T1">looping <text:s text:c="3"/>→</text:span><text:span text:style-name="T13"> added 1 to count, so now is 3</text:span><text:span text:style-name="T1"><text:tab/></text:span></text:p>
      <text:p text:style-name="P173"><text:span text:style-name="T1">looping <text:s text:c="4"/>→</text:span><text:span text:style-name="T13"> added 1 to count, so now is 4 and the loops ends.</text:span></text:p>
      <text:p text:style-name="P172"><text:span text:style-name="T1">&gt;&gt;&gt; </text:span></text:p>
      <text:p text:style-name="P172"><text:span text:style-name="T1"/></text:p>
      <text:p text:style-name="P189"><text:span text:style-name="T1">Print the odd numbers:</text:span></text:p>
      <text:p text:style-name="P180"><text:span text:style-name="T1">&gt;&gt;&gt; count = 0</text:span></text:p>
      <text:p text:style-name="P180"><text:span text:style-name="T1">&gt;&gt;&gt; while count &lt; 10:</text:span></text:p>
      <text:p text:style-name="P180"><text:span text:style-name="T1">... <text:s text:c="4"/>if count % 2 == 0: <text:s/>→</text:span><text:span text:style-name="T14"> % is modul</text:span><text:span text:style-name="T15">o</text:span><text:span text:style-name="T14">, gives us the reminder of a division. </text:span><text:span text:style-name="T16">If the reminder of 2 / 0</text:span></text:p>
      <text:p text:style-name="P180"><text:span text:style-name="T1">... <text:s text:c="12"/>count +=1<text:tab/> <text:s text:c="8"/></text:span><text:span text:style-name="T16">is 0, means that it’s an even number.</text:span><text:span text:style-name="T1"><text:tab/></text:span></text:p>
      <text:p text:style-name="P180"><text:span text:style-name="T1">... <text:s text:c="12"/></text:span>continue<text:span text:style-name="T1"> <text:s text:c="4"/>→</text:span><text:span text:style-name="T17"> will go to the top of the loop and execute again. </text:span></text:p>
      <text:p text:style-name="P180"><text:span text:style-name="T1">... <text:s text:c="4"/>print(f"We're counting odd numbers: {count}")</text:span></text:p>
      <text:p text:style-name="P180"><text:span text:style-name="T1">... <text:s text:c="4"/>count += 1 </text:span></text:p>
      <text:p text:style-name="P180"><text:span text:style-name="T1">... </text:span></text:p>
      <text:p text:style-name="P180"><text:span text:style-name="T1">We're counting odd numbers: 1</text:span></text:p>
      <text:p text:style-name="P180"><text:span text:style-name="T1">We're counting odd numbers: 3</text:span></text:p>
      <text:p text:style-name="P180"><text:span text:style-name="T1">We're counting odd numbers: 5</text:span></text:p>
      <text:p text:style-name="P180"><text:span text:style-name="T1">We're counting odd numbers: 7</text:span></text:p>
      <text:p text:style-name="P180"><text:span text:style-name="T1">We're counting odd numbers: 9</text:span></text:p>
      <text:p text:style-name="P180"><text:span text:style-name="T1">&gt;&gt;&gt; </text:span></text:p>
      <text:p text:style-name="P181"><text:soft-page-break/><text:span text:style-name="T1">Let’s run it:</text:span></text:p>
      <text:p text:style-name="P181"><text:span text:style-name="T1"/></text:p>
      <text:list xml:id="list794558518" text:style-name="L3">
        <text:list-item>
          <text:p text:style-name="P182"><text:span text:style-name="T1">Count, which now is 0, is less than 10 so will go to the if statement. 0 modulo 2 is 0,true so will move to the next line and will add +1 to count.</text:span></text:p>
        </text:list-item>
        <text:list-item>
          <text:p text:style-name="P182"><text:span text:style-name="T1">Second iteration:1 is less than 10. 1 modulo 2 is not equal to 0, is 1, so will move to the print part, printing the message and will add 1 to count,which now is 2.</text:span></text:p>
        </text:list-item>
        <text:list-item>
          <text:p text:style-name="P182"><text:span text:style-name="T1">Count is 2, is less than 10. Modulo of 2 / 2 is 0, true, so will add +1 to count, now 3. And so on.</text:span></text:p>
        </text:list-item>
      </text:list>
      <text:p text:style-name="P180"><text:span text:style-name="T1"/></text:p>
      <text:p text:style-name="P183"><text:span text:style-name="T39">The same exercise but with break </text:span><text:span text:style-name="T40">statement</text:span><text:span text:style-name="T1">: <text:s/>instead of continue</text:span></text:p>
      <text:p text:style-name="P172"><text:span text:style-name="T1">&gt;&gt;&gt; count = 1</text:span></text:p>
      <text:p text:style-name="P172"><text:span text:style-name="T1">&gt;&gt;&gt; while count &lt; 10:</text:span></text:p>
      <text:p text:style-name="P172"><text:span text:style-name="T1">... <text:s text:c="4"/>if count % 2 ==0:</text:span></text:p>
      <text:p text:style-name="P172"><text:span text:style-name="T1">... <text:s text:c="12"/></text:span>break</text:p>
      <text:p text:style-name="P172"><text:span text:style-name="T1">... <text:s text:c="4"/>print(f"We're counting odd numbers: {count}")</text:span></text:p>
      <text:p text:style-name="P172"><text:span text:style-name="T1">... <text:s text:c="4"/>count +=1</text:span></text:p>
      <text:p text:style-name="P172"><text:span text:style-name="T1">... </text:span></text:p>
      <text:p text:style-name="P172"><text:span text:style-name="T1">We're counting odd numbers: 1</text:span></text:p>
      <text:p text:style-name="P172"><text:span text:style-name="T1"/></text:p>
      <text:p text:style-name="P184"><text:span text:style-name="T1">Break will finish the script once the condition is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59:43.910264124</meta:creation-date>
    <dc:date>2020-09-08T19:55:57.211874660</dc:date>
    <meta:editing-duration>PT18H1M44S</meta:editing-duration>
    <meta:editing-cycles>224</meta:editing-cycles>
    <meta:generator>LibreOffice/6.0.7.3$Linux_X86_64 LibreOffice_project/00m0$Build-3</meta:generator>
    <meta:document-statistic meta:table-count="2" meta:image-count="1" meta:object-count="0" meta:page-count="16" meta:paragraph-count="548" meta:word-count="2924" meta:character-count="16996" meta:non-whitespace-character-count="14225"/>
  </office:meta>
</office:document-meta>
</file>